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Consolas-Bold" svg:font-family="Consolas-Bold" style:font-family-generic="roman"/>
    <style:font-face style:name="Helvetica1" svg:font-family="Helvetica" style:font-family-generic="roman"/>
    <style:font-face style:name="Helvetica-Bold" svg:font-family="Helvetica-Bold" style:font-family-generic="roman"/>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Consolas1" svg:font-family="Consolas" style:font-family-generic="swiss" style:font-pitch="variable"/>
    <style:font-face style:name="Consolas2" svg:font-family="Consolas" style:font-adornments="Bold"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7.909cm" fo:margin-left="1.342cm" table:align="left"/>
    </style:style>
    <style:style style:name="Tabla1.A" style:family="table-column">
      <style:table-column-properties style:column-width="7.909cm"/>
    </style:style>
    <style:style style:name="Tabla1.A1" style:family="table-cell">
      <style:table-cell-properties fo:padding="0.097cm" fo:border="0.05pt solid #000000"/>
    </style:style>
    <style:style style:name="Tabla2" style:family="table">
      <style:table-properties style:width="9.001cm" fo:margin-left="1.342cm" table:align="left"/>
    </style:style>
    <style:style style:name="Tabla2.A" style:family="table-column">
      <style:table-column-properties style:column-width="9.001cm"/>
    </style:style>
    <style:style style:name="Tabla2.A1" style:family="table-cell">
      <style:table-cell-properties fo:padding="0.097cm" fo:border="0.05pt solid #000000"/>
    </style:style>
    <style:style style:name="P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2" style:family="paragraph" style:parent-style-name="Standard">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3" style:family="paragraph" style:parent-style-name="Standard">
      <style:paragraph-properties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4"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9pt" fo:letter-spacing="normal" style:text-underline-style="none" fo:font-weight="bold" style:letter-kerning="false" style:font-size-asian="19pt" style:font-weight-asian="bold"/>
    </style:style>
    <style:style style:name="P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2pt" fo:letter-spacing="normal" style:text-underline-style="none" fo:font-weight="bold" style:letter-kerning="false" style:font-size-asian="12pt" style:font-weight-asian="bold"/>
    </style:style>
    <style:style style:name="P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2pt" fo:letter-spacing="normal" style:text-underline-style="none" fo:font-weight="bold" style:letter-kerning="false" style:font-size-asian="12pt" style:font-weight-asian="bold"/>
    </style:style>
    <style:style style:name="P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style:letter-kerning="false" style:font-size-asian="11pt" style:font-weight-asian="normal"/>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style:letter-kerning="false" style:font-size-asian="11pt" style:font-weight-asian="normal"/>
    </style:style>
    <style:style style:name="P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solid" style:text-underline-width="auto" style:text-underline-color="#000000" fo:font-weight="normal" style:letter-kerning="false" style:font-size-asian="11pt" style:font-weight-asian="normal"/>
    </style:style>
    <style:style style:name="P10" style:family="paragraph" style:parent-style-name="Standard">
      <style:paragraph-properties fo:text-align="justify" style:justify-single-word="false"/>
      <style:text-properties fo:color="#000000" style:text-outline="false" style:font-name="Consolas" fo:font-size="12pt" fo:letter-spacing="normal" style:text-underline-style="none" style:letter-kerning="false" style:font-size-asian="12pt"/>
    </style:style>
    <style:style style:name="P1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bold" officeooo:rsid="001b13d0" officeooo:paragraph-rsid="001b13d0" style:letter-kerning="false" fo:background-color="#eeeeee" style:font-size-asian="11pt" style:font-weight-asian="bold" style:font-size-complex="11pt"/>
    </style:style>
    <style:style style:name="P1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bold" officeooo:rsid="001b13d0" officeooo:paragraph-rsid="001b13d0" style:letter-kerning="false" fo:background-color="transparent" style:font-size-asian="11pt" style:font-weight-asian="bold" style:font-size-complex="11pt"/>
    </style:style>
    <style:style style:name="P1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1b13d0" officeooo:paragraph-rsid="001bbb43" style:letter-kerning="false" fo:background-color="#eeeeee" style:font-size-asian="11pt" style:font-weight-asian="normal" style:font-size-complex="11pt" style:font-weight-complex="normal"/>
    </style:style>
    <style:style style:name="P1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2ca83b" officeooo:paragraph-rsid="002e9d21" style:letter-kerning="false" fo:background-color="#eeeeee" style:font-size-asian="11pt" style:font-weight-asian="normal" style:font-size-complex="11pt" style:font-weight-complex="normal"/>
    </style:style>
    <style:style style:name="P1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2ca83b" officeooo:paragraph-rsid="002f888e" style:letter-kerning="false" fo:background-color="#eeeeee" style:font-size-asian="11pt" style:font-weight-asian="normal" style:font-size-complex="11pt" style:font-weight-complex="normal"/>
    </style:style>
    <style:style style:name="P1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2ca83b" officeooo:paragraph-rsid="002e9d21" style:letter-kerning="false" style:font-size-asian="11pt" style:font-weight-asian="normal"/>
    </style:style>
    <style:style style:name="P1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1bbb43" officeooo:paragraph-rsid="001bbb43" style:letter-kerning="false" fo:background-color="#ffffff" style:font-size-asian="11pt" style:font-weight-asian="normal" style:font-size-complex="11pt" style:font-weight-complex="normal"/>
    </style:style>
    <style:style style:name="P1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1d19ab" officeooo:paragraph-rsid="001bbb43" style:letter-kerning="false" fo:background-color="#ffffff" style:font-size-asian="11pt" style:font-weight-asian="normal" style:font-size-complex="11pt" style:font-weight-complex="normal"/>
    </style:style>
    <style:style style:name="P1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1d19ab" officeooo:paragraph-rsid="001d19ab" style:letter-kerning="false" fo:background-color="#ffffff" style:font-size-asian="11pt" style:font-weight-asian="normal" style:font-size-complex="11pt" style:font-weight-complex="normal"/>
    </style:style>
    <style:style style:name="P2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bold" officeooo:rsid="001d19ab" officeooo:paragraph-rsid="001d19ab" style:letter-kerning="false" fo:background-color="#ffffff" style:font-size-asian="11pt" style:font-weight-asian="bold" style:font-size-complex="11pt" style:font-weight-complex="bold"/>
    </style:style>
    <style:style style:name="P2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solid" style:text-underline-width="auto" style:text-underline-color="font-color" fo:font-weight="normal" officeooo:rsid="001d19ab" officeooo:paragraph-rsid="001d19ab" style:letter-kerning="false" fo:background-color="#ffffff" style:font-size-asian="11pt" style:font-weight-asian="normal" style:font-size-complex="11pt" style:font-weight-complex="normal"/>
    </style:style>
    <style:style style:name="P2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size-asian="11pt"/>
    </style:style>
    <style:style style:name="P23" style:family="paragraph" style:parent-style-name="Standard">
      <style:text-properties officeooo:paragraph-rsid="00161e22"/>
    </style:style>
    <style:style style:name="P2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5" style:family="paragraph" style:parent-style-name="Standard">
      <style:paragraph-properties fo:text-align="justify" style:justify-single-word="false"/>
      <style:text-properties officeooo:paragraph-rsid="00161e22"/>
    </style:style>
    <style:style style:name="P2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style:font-size-asian="11pt" style:font-weight-asian="normal"/>
    </style:style>
    <style:style style:name="P2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paragraph-rsid="0020507b" style:letter-kerning="false" style:font-size-asian="11pt" style:font-weight-asian="normal"/>
    </style:style>
    <style:style style:name="P2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paragraph-rsid="0029b980" style:letter-kerning="false" style:font-size-asian="11pt" style:font-weight-asian="normal"/>
    </style:style>
    <style:style style:name="P2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paragraph-rsid="0036c4c1" style:letter-kerning="false" style:font-size-asian="11pt" style:font-weight-asian="normal"/>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style:font-size-asian="11pt" style:font-weight-asian="normal" style:font-size-complex="11pt"/>
    </style:style>
    <style:style style:name="P3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style:font-size-asian="11pt" style:font-weight-asian="normal" style:font-size-complex="11pt"/>
    </style:style>
    <style:style style:name="P3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13d0" style:letter-kerning="false" style:font-size-asian="11pt" style:font-weight-asian="normal" style:font-size-complex="11pt"/>
    </style:style>
    <style:style style:name="P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7bac7" officeooo:paragraph-rsid="0027bac7" style:letter-kerning="false" style:font-size-asian="11pt" style:font-weight-asian="normal"/>
    </style:style>
    <style:style style:name="P3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0507b" officeooo:paragraph-rsid="0020fd21" style:letter-kerning="false" style:font-size-asian="11pt" style:font-weight-asian="normal"/>
    </style:style>
    <style:style style:name="P3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ecb85" officeooo:paragraph-rsid="002f888e" style:letter-kerning="false" style:font-size-asian="11pt" style:font-weight-asian="normal"/>
    </style:style>
    <style:style style:name="P3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33211d" style:letter-kerning="false" style:font-size-asian="11pt" style:font-weight-asian="normal"/>
    </style:style>
    <style:style style:name="P3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336e5a" style:letter-kerning="false" style:font-size-asian="11pt" style:font-weight-asian="normal"/>
    </style:style>
    <style:style style:name="P3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36dd13" officeooo:paragraph-rsid="0036dd13" style:letter-kerning="false" style:font-size-asian="11pt" style:font-weight-asian="normal"/>
    </style:style>
    <style:style style:name="P3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fo:background-color="#eeeeee" style:font-size-asian="11pt" style:font-weight-asian="normal"/>
    </style:style>
    <style:style style:name="P4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13d0" style:letter-kerning="false" fo:background-color="#eeeeee" style:font-size-asian="11pt" style:font-weight-asian="normal" style:font-size-complex="11pt"/>
    </style:style>
    <style:style style:name="P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bb43" style:letter-kerning="false" fo:background-color="#eeeeee" style:font-size-asian="11pt" style:font-weight-asian="normal" style:font-size-complex="11pt"/>
    </style:style>
    <style:style style:name="P4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33211d" style:letter-kerning="false" fo:background-color="#eeeeee" style:font-size-asian="11pt" style:font-weight-asian="normal" style:font-size-complex="11pt"/>
    </style:style>
    <style:style style:name="P4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13d0" style:letter-kerning="false" fo:background-color="#eeeeee" style:font-size-asian="11pt" style:font-weight-asian="normal" style:font-size-complex="11pt"/>
    </style:style>
    <style:style style:name="P4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bb43" style:letter-kerning="false" fo:background-color="#eeeeee" style:font-size-asian="11pt" style:font-weight-asian="normal" style:font-size-complex="11pt"/>
    </style:style>
    <style:style style:name="P4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2ca83b" style:letter-kerning="false" fo:background-color="#eeeeee" style:font-size-asian="11pt" style:font-weight-asian="normal" style:font-size-complex="11pt"/>
    </style:style>
    <style:style style:name="P4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bb43" officeooo:paragraph-rsid="001bbb43" style:letter-kerning="false" fo:background-color="#eeeeee" style:font-size-asian="11pt" style:font-weight-asian="normal" style:font-size-complex="11pt"/>
    </style:style>
    <style:style style:name="P4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ca83b" officeooo:paragraph-rsid="002ca83b" style:letter-kerning="false" fo:background-color="#eeeeee" style:font-size-asian="11pt" style:font-weight-asian="normal" style:font-size-complex="11pt"/>
    </style:style>
    <style:style style:name="P4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0507b" officeooo:paragraph-rsid="0020507b" style:letter-kerning="false" fo:background-color="transparent" style:font-size-asian="11pt" style:font-weight-asian="normal" style:font-size-complex="11pt"/>
    </style:style>
    <style:style style:name="P4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0507b" officeooo:paragraph-rsid="00250830" style:letter-kerning="false" fo:background-color="transparent" style:font-size-asian="11pt" style:font-weight-asian="normal" style:font-size-complex="11pt"/>
    </style:style>
    <style:style style:name="P5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0507b" officeooo:paragraph-rsid="00293037" style:letter-kerning="false" fo:background-color="transparent" style:font-size-asian="11pt" style:font-weight-asian="normal" style:font-size-complex="11pt"/>
    </style:style>
    <style:style style:name="P5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83c1f" officeooo:paragraph-rsid="00183c1f" style:letter-kerning="false" style:font-size-asian="11pt" style:font-weight-asian="normal"/>
    </style:style>
    <style:style style:name="P5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style:letter-kerning="false" style:font-size-asian="11pt" style:font-weight-asian="normal"/>
    </style:style>
    <style:style style:name="P5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paragraph-rsid="0020fd21" style:letter-kerning="false" style:font-size-asian="11pt" style:font-weight-asian="normal"/>
    </style:style>
    <style:style style:name="P5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34a1" officeooo:paragraph-rsid="001934a1" style:letter-kerning="false" style:font-size-asian="11pt" style:font-weight-asian="normal"/>
    </style:style>
    <style:style style:name="P5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20fd21" style:letter-kerning="false" style:font-size-asian="11pt" style:font-weight-asian="normal"/>
    </style:style>
    <style:style style:name="P5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20fd21" style:letter-kerning="false" style:font-size-asian="11pt" style:font-weight-asian="normal"/>
    </style:style>
    <style:style style:name="P5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19515a" style:letter-kerning="false" style:font-size-asian="11pt" style:font-weight-asian="normal" style:font-size-complex="11pt"/>
    </style:style>
    <style:style style:name="P5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b13d0" officeooo:paragraph-rsid="001b13d0" style:letter-kerning="false" style:font-size-asian="11pt" style:font-weight-asian="normal" style:font-size-complex="11pt"/>
    </style:style>
    <style:style style:name="P5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20fd21" officeooo:paragraph-rsid="0020fd21" style:letter-kerning="false" style:font-size-asian="11pt" style:font-weight-asian="normal"/>
    </style:style>
    <style:style style:name="P6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2f888e" officeooo:paragraph-rsid="002f888e" style:letter-kerning="false" style:font-size-asian="11pt" style:font-weight-asian="normal"/>
    </style:style>
    <style:style style:name="P6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20fd21" style:letter-kerning="false" fo:background-color="transparent" style:font-size-asian="11pt" style:font-weight-asian="normal" style:font-size-complex="11pt"/>
    </style:style>
    <style:style style:name="P6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19515a" style:letter-kerning="false" fo:background-color="transparent" style:font-size-asian="11pt" style:font-weight-asian="normal" style:font-size-complex="11pt"/>
    </style:style>
    <style:style style:name="P6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bbb43" officeooo:paragraph-rsid="001bbb43" style:letter-kerning="false" fo:background-color="transparent" style:font-size-asian="11pt" style:font-weight-asian="normal" style:font-size-complex="11pt"/>
    </style:style>
    <style:style style:name="P6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bold" officeooo:rsid="0019515a" officeooo:paragraph-rsid="0020fd21" style:letter-kerning="false" style:font-size-asian="11pt" style:font-weight-asian="bold" style:font-weight-complex="bold"/>
    </style:style>
    <style:style style:name="P6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bold" officeooo:rsid="002f888e" officeooo:paragraph-rsid="002f888e" style:letter-kerning="false" style:font-size-asian="11pt" style:font-weight-asian="bold" style:font-weight-complex="bold"/>
    </style:style>
    <style:style style:name="P6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1" fo:font-size="11pt" fo:letter-spacing="normal" style:text-underline-style="none" fo:font-weight="normal" officeooo:rsid="00183c1f" officeooo:paragraph-rsid="00183c1f" style:letter-kerning="false" fo:background-color="#eeeeee" style:font-size-asian="11pt" style:font-weight-asian="normal"/>
    </style:style>
    <style:style style:name="P6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1" fo:font-size="11pt" fo:letter-spacing="normal" style:text-underline-style="none" fo:font-weight="normal" officeooo:rsid="0019515a" officeooo:paragraph-rsid="0020fd21" style:letter-kerning="false" fo:background-color="#eeeeee" style:font-size-asian="11pt" style:font-weight-asian="normal"/>
    </style:style>
    <style:style style:name="P6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1" fo:font-size="11pt" fo:letter-spacing="normal" style:text-underline-style="none" fo:font-weight="normal" officeooo:rsid="0019515a" officeooo:paragraph-rsid="00250830" style:letter-kerning="false" fo:background-color="#eeeeee" style:font-size-asian="11pt" style:font-weight-asian="normal" style:font-size-complex="11pt"/>
    </style:style>
    <style:style style:name="P6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1" fo:font-size="11pt" fo:letter-spacing="normal" style:text-underline-style="none" fo:font-weight="normal" officeooo:rsid="0019515a" officeooo:paragraph-rsid="00293037" style:letter-kerning="false" fo:background-color="#eeeeee" style:font-size-asian="11pt" style:font-weight-asian="normal" style:font-size-complex="11pt"/>
    </style:style>
    <style:style style:name="P7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bbb43" officeooo:paragraph-rsid="001bbb43" style:letter-kerning="false" fo:background-color="#ffffff" style:font-size-asian="11pt" style:font-weight-asian="normal" style:font-size-complex="11pt"/>
    </style:style>
    <style:style style:name="P7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d19ab" officeooo:paragraph-rsid="001d19ab" style:letter-kerning="false" fo:background-color="#ffffff" style:font-size-asian="11pt" style:font-weight-asian="normal" style:font-size-complex="11pt"/>
    </style:style>
    <style:style style:name="P7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b13d0" officeooo:paragraph-rsid="001b13d0" style:letter-kerning="false" style:font-size-asian="11pt" style:font-weight-asian="normal" style:font-size-complex="11pt"/>
    </style:style>
    <style:style style:name="P7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d19ab" officeooo:paragraph-rsid="001d19ab" style:letter-kerning="false" style:font-size-asian="11pt" style:font-weight-asian="normal" style:font-size-complex="11pt"/>
    </style:style>
    <style:style style:name="P7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ef33f" officeooo:paragraph-rsid="001ef33f" style:letter-kerning="false" style:font-size-asian="11pt" style:font-weight-asian="normal" style:font-size-complex="11pt"/>
    </style:style>
    <style:style style:name="P7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507b" officeooo:paragraph-rsid="0020507b" style:letter-kerning="false" style:font-size-asian="11pt" style:font-weight-asian="normal" style:font-size-complex="11pt"/>
    </style:style>
    <style:style style:name="P7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55d3c" officeooo:paragraph-rsid="00355d3c" style:letter-kerning="false" style:font-size-asian="11pt" style:font-weight-asian="normal" style:font-size-complex="11pt"/>
    </style:style>
    <style:style style:name="P7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55d3c" officeooo:paragraph-rsid="00355d3c" style:letter-kerning="false" style:font-size-asian="11pt" style:font-weight-asian="normal" style:font-size-complex="11pt"/>
    </style:style>
    <style:style style:name="P7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style:letter-kerning="false" style:font-size-asian="11pt" style:font-weight-asian="normal"/>
    </style:style>
    <style:style style:name="P7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paragraph-rsid="0020507b" style:letter-kerning="false" style:font-size-asian="11pt" style:font-weight-asian="normal"/>
    </style:style>
    <style:style style:name="P8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paragraph-rsid="00183c1f" style:letter-kerning="false" style:font-size-asian="11pt" style:font-weight-asian="normal"/>
    </style:style>
    <style:style style:name="P8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8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8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27bac7" style:letter-kerning="false" style:font-size-asian="11pt" style:font-weight-asian="normal"/>
    </style:style>
    <style:style style:name="P8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27bac7" style:letter-kerning="false" style:font-size-asian="11pt" style:font-weight-asian="normal"/>
    </style:style>
    <style:style style:name="P8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b980" officeooo:paragraph-rsid="0029b980" style:letter-kerning="false" style:font-size-asian="11pt" style:font-weight-asian="normal"/>
    </style:style>
    <style:style style:name="P8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b980" officeooo:paragraph-rsid="0029b980" style:letter-kerning="false" style:font-size-asian="11pt" style:font-weight-asian="normal"/>
    </style:style>
    <style:style style:name="P8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ca83b" officeooo:paragraph-rsid="002ca83b" style:letter-kerning="false" style:font-size-asian="11pt" style:font-weight-asian="normal"/>
    </style:style>
    <style:style style:name="P8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e9d21" officeooo:paragraph-rsid="002e9d21" style:letter-kerning="false" style:font-size-asian="11pt" style:font-weight-asian="normal"/>
    </style:style>
    <style:style style:name="P8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ecb85" officeooo:paragraph-rsid="002ecb85" style:letter-kerning="false" style:font-size-asian="11pt" style:font-weight-asian="normal"/>
    </style:style>
    <style:style style:name="P9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3211d" officeooo:paragraph-rsid="0033211d" style:letter-kerning="false" style:font-size-asian="11pt" style:font-weight-asian="normal"/>
    </style:style>
    <style:style style:name="P9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36e5a" style:letter-kerning="false" style:font-size-asian="11pt" style:font-weight-asian="normal"/>
    </style:style>
    <style:style style:name="P9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36e5a" officeooo:paragraph-rsid="00336e5a" style:letter-kerning="false" style:font-size-asian="11pt" style:font-weight-asian="normal"/>
    </style:style>
    <style:style style:name="P9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6c4c1" officeooo:paragraph-rsid="0036c4c1" style:letter-kerning="false" style:font-size-asian="11pt" style:font-weight-asian="normal"/>
    </style:style>
    <style:style style:name="P9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6dd13" officeooo:paragraph-rsid="0036dd13" style:letter-kerning="false" style:font-size-asian="11pt" style:font-weight-asian="normal"/>
    </style:style>
    <style:style style:name="P9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6dd13" officeooo:paragraph-rsid="0036dd13" style:letter-kerning="false" style:font-size-asian="11pt" style:font-weight-asian="normal"/>
    </style:style>
    <style:style style:name="P9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71cbe" officeooo:paragraph-rsid="00371cbe" style:letter-kerning="false" style:font-size-asian="11pt" style:font-weight-asian="normal"/>
    </style:style>
    <style:style style:name="P9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507b" officeooo:paragraph-rsid="0020507b" style:letter-kerning="false" fo:background-color="transparent" style:font-size-asian="11pt" style:font-weight-asian="normal" style:font-size-complex="11pt"/>
    </style:style>
    <style:style style:name="P9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50830" officeooo:paragraph-rsid="00250830" style:letter-kerning="false" fo:background-color="transparent" style:font-size-asian="11pt" style:font-weight-asian="normal" style:font-size-complex="11pt"/>
    </style:style>
    <style:style style:name="P9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3037" officeooo:paragraph-rsid="00293037" style:letter-kerning="false" fo:background-color="transparent" style:font-size-asian="11pt" style:font-weight-asian="normal" style:font-size-complex="11pt"/>
    </style:style>
    <style:style style:name="P10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3211d" officeooo:paragraph-rsid="0033211d" style:letter-kerning="false" fo:background-color="transparent" style:font-size-asian="11pt" style:font-weight-asian="normal" style:font-size-complex="11pt"/>
    </style:style>
    <style:style style:name="P10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0fd21" officeooo:paragraph-rsid="0020fd21" style:letter-kerning="false" style:font-size-asian="11pt" style:font-weight-asian="bold" style:font-weight-complex="bold"/>
    </style:style>
    <style:style style:name="P10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7bac7" officeooo:paragraph-rsid="0027bac7" style:letter-kerning="false" style:font-size-asian="11pt" style:font-weight-asian="bold" style:font-weight-complex="bold"/>
    </style:style>
    <style:style style:name="P10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93037" officeooo:paragraph-rsid="00293037" style:letter-kerning="false" style:font-size-asian="11pt" style:font-weight-asian="bold" style:font-weight-complex="bold"/>
    </style:style>
    <style:style style:name="P10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9b980" officeooo:paragraph-rsid="0029b980" style:letter-kerning="false" style:font-size-asian="11pt" style:font-weight-asian="bold" style:font-weight-complex="bold"/>
    </style:style>
    <style:style style:name="P10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e9d21" officeooo:paragraph-rsid="002e9d21" style:letter-kerning="false" style:font-size-asian="11pt" style:font-weight-asian="bold" style:font-weight-complex="bold"/>
    </style:style>
    <style:style style:name="P10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ecb85" officeooo:paragraph-rsid="002ecb85" style:letter-kerning="false" style:font-size-asian="11pt" style:font-weight-asian="bold" style:font-weight-complex="bold"/>
    </style:style>
    <style:style style:name="P10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336e5a" officeooo:paragraph-rsid="00336e5a" style:letter-kerning="false" style:font-size-asian="11pt" style:font-weight-asian="bold" style:font-weight-complex="bold"/>
    </style:style>
    <style:style style:name="P10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371cbe" officeooo:paragraph-rsid="00371cbe" style:letter-kerning="false" style:font-size-asian="11pt" style:font-weight-asian="bold" style:font-weight-complex="bold"/>
    </style:style>
    <style:style style:name="P10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36dd13" officeooo:paragraph-rsid="0036dd13" style:letter-kerning="false" style:font-size-asian="11pt" style:font-weight-asian="bold" style:font-weight-complex="bold"/>
    </style:style>
    <style:style style:name="P11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1d19ab" officeooo:paragraph-rsid="001d19ab" style:letter-kerning="false" style:font-size-asian="11pt" style:font-weight-asian="bold" style:font-size-complex="11pt" style:font-weight-complex="bold"/>
    </style:style>
    <style:style style:name="P11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0507b" officeooo:paragraph-rsid="0020507b" style:letter-kerning="false" style:font-size-asian="11pt" style:font-weight-asian="bold" style:font-size-complex="11pt" style:font-weight-complex="bold"/>
    </style:style>
    <style:style style:name="P11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355d3c" officeooo:paragraph-rsid="00355d3c" style:letter-kerning="false" style:font-size-asian="11pt" style:font-weight-asian="bold" style:font-size-complex="11pt" style:font-weight-complex="bold"/>
    </style:style>
    <style:style style:name="P11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solid" style:text-underline-width="auto" style:text-underline-color="font-color" fo:font-weight="normal" officeooo:rsid="001d19ab" officeooo:paragraph-rsid="001d19ab" style:letter-kerning="false" style:font-size-asian="11pt" style:font-weight-asian="normal" style:font-size-complex="11pt"/>
    </style:style>
    <style:style style:name="P11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2" fo:font-size="11pt" fo:letter-spacing="normal" style:text-underline-style="none" fo:font-weight="normal" officeooo:rsid="001b13d0" officeooo:paragraph-rsid="002f888e" style:letter-kerning="false" fo:background-color="#eeeeee" style:font-size-asian="11pt" style:font-weight-asian="normal" style:font-size-complex="11pt"/>
    </style:style>
    <style:style style:name="P11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2" fo:font-size="11pt" fo:letter-spacing="normal" style:text-underline-style="none" fo:font-weight="normal" officeooo:rsid="001b13d0" officeooo:paragraph-rsid="0036c4c1" style:letter-kerning="false" fo:background-color="#eeeeee" style:font-size-asian="11pt" style:font-weight-asian="normal" style:font-size-complex="11pt"/>
    </style:style>
    <style:style style:name="P116" style:family="paragraph" style:parent-style-name="Standard">
      <style:text-properties officeooo:rsid="001934a1" officeooo:paragraph-rsid="001934a1"/>
    </style:style>
    <style:style style:name="P117" style:family="paragraph" style:parent-style-name="Standard">
      <style:text-properties officeooo:rsid="0020fd21" officeooo:paragraph-rsid="0020fd21"/>
    </style:style>
    <style:style style:name="P118" style:family="paragraph" style:parent-style-name="Standard">
      <style:text-properties officeooo:rsid="00262685" officeooo:paragraph-rsid="00262685"/>
    </style:style>
    <style:style style:name="P119" style:family="paragraph" style:parent-style-name="Standard">
      <style:paragraph-properties fo:break-before="page"/>
    </style:style>
    <style:style style:name="P120" style:family="paragraph" style:parent-style-name="Standard">
      <style:paragraph-properties fo:text-align="start" style:justify-single-word="false"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121"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33211d" style:letter-kerning="false" fo:background-color="#eeeeee" style:font-size-asian="11pt" style:font-weight-asian="normal" style:font-size-complex="11pt" style:font-weight-complex="normal"/>
    </style:style>
    <style:style style:name="P122"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fo:background-color="#eeeeee" style:font-size-asian="11pt" style:font-weight-asian="normal"/>
    </style:style>
    <style:style style:name="P123"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fo:background-color="#eeeeee" style:font-size-asian="11pt" style:font-weight-asian="normal" style:font-size-complex="11pt"/>
    </style:style>
    <style:style style:name="P124"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style:letter-kerning="false" fo:background-color="#eeeeee" style:font-size-asian="11pt" style:font-weight-asian="normal" style:font-size-complex="11pt"/>
    </style:style>
    <style:style style:name="P125"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d19ab" style:letter-kerning="false" fo:background-color="#eeeeee" style:font-size-asian="11pt" style:font-weight-asian="normal" style:font-size-complex="11pt"/>
    </style:style>
    <style:style style:name="P126"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style:font-size-asian="11pt" style:font-weight-asian="normal"/>
    </style:style>
    <style:style style:name="P127"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fo:font-style="italic" style:text-underline-style="none" fo:font-weight="bold" officeooo:rsid="001d19ab" officeooo:paragraph-rsid="001d19ab" style:letter-kerning="false" style:font-size-asian="11pt" style:font-style-asian="italic" style:font-weight-asian="bold" style:font-size-complex="11pt" style:font-style-complex="italic" style:font-weight-complex="bold"/>
    </style:style>
    <style:style style:name="P128"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d19ab" officeooo:paragraph-rsid="001d19ab" style:letter-kerning="false" style:font-size-asian="11pt" style:font-weight-asian="normal" style:font-size-complex="11pt"/>
    </style:style>
    <style:style style:name="P129"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ef33f" officeooo:paragraph-rsid="001ef33f" style:letter-kerning="false" style:font-size-asian="11pt" style:font-weight-asian="normal" style:font-size-complex="11pt"/>
    </style:style>
    <style:style style:name="P130"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131"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132"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2776a" officeooo:paragraph-rsid="0022776a" style:letter-kerning="false" style:font-size-asian="11pt" style:font-weight-asian="normal"/>
    </style:style>
    <style:style style:name="P133"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3037" officeooo:paragraph-rsid="00293037" style:letter-kerning="false" style:font-size-asian="11pt" style:font-weight-asian="normal"/>
    </style:style>
    <style:style style:name="P134"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27bac7" style:letter-kerning="false" style:font-size-asian="11pt" style:font-weight-asian="normal"/>
    </style:style>
    <style:style style:name="P135"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27bac7" style:letter-kerning="false" style:font-size-asian="11pt" style:font-weight-asian="normal"/>
    </style:style>
    <style:style style:name="P136"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20fd21" style:letter-kerning="false" fo:background-color="#eeeeee" style:font-size-asian="11pt" style:font-weight-asian="normal" style:font-size-complex="11pt"/>
    </style:style>
    <style:style style:name="P137" style:family="paragraph" style:parent-style-name="Standard">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2776a" officeooo:paragraph-rsid="0022776a" style:letter-kerning="false" style:font-size-asian="11pt" style:font-weight-asian="normal"/>
    </style:style>
    <style:style style:name="P138" style:family="paragraph" style:parent-style-name="Standard">
      <style:paragraph-properties fo:margin-left="0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paragraph-rsid="0022776a" style:letter-kerning="false" style:font-size-asian="11pt" style:font-weight-asian="normal"/>
    </style:style>
    <style:style style:name="P139" style:family="paragraph" style:parent-style-name="Standard">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2776a" officeooo:paragraph-rsid="0022776a" style:letter-kerning="false" style:font-size-asian="11pt" style:font-weight-asian="bold" style:font-weight-complex="bold"/>
    </style:style>
    <style:style style:name="P140" style:family="paragraph" style:parent-style-name="Standard" style:list-style-name="L9">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style:letter-kerning="false" style:font-size-asian="11pt" style:font-weight-asian="normal"/>
    </style:style>
    <style:style style:name="P141" style:family="paragraph" style:parent-style-name="Standard" style:list-style-name="L1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officeooo:paragraph-rsid="00161e22" style:letter-kerning="false" style:font-size-asian="11pt" style:font-weight-asian="normal"/>
    </style:style>
    <style:style style:name="P142" style:family="paragraph" style:parent-style-name="Standard" style:list-style-name="L1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style:letter-kerning="false" style:font-size-asian="11pt" style:font-weight-asian="normal"/>
    </style:style>
    <style:style style:name="P14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2" fo:font-size="11pt" fo:letter-spacing="normal" style:text-underline-style="none" fo:font-weight="normal" officeooo:rsid="002f888e" officeooo:paragraph-rsid="0036c4c1" style:letter-kerning="false" fo:background-color="#eeeeee" style:font-size-asian="11pt" style:font-weight-asian="normal" style:font-size-complex="11pt" style:font-weight-complex="normal"/>
    </style:style>
    <style:style style:name="P14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2" fo:font-size="11pt" fo:letter-spacing="normal" style:text-underline-style="none" fo:font-weight="normal" officeooo:rsid="0036c4c1" officeooo:paragraph-rsid="0036c4c1" style:letter-kerning="false" fo:background-color="#eeeeee" style:font-size-asian="11pt" style:font-weight-asian="normal" style:font-size-complex="11pt" style:font-weight-complex="normal"/>
    </style:style>
    <style:style style:name="P14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2" fo:font-size="11pt" fo:letter-spacing="normal" style:text-underline-style="none" fo:font-weight="normal" officeooo:rsid="0036c4c1" officeooo:paragraph-rsid="002f888e" style:letter-kerning="false" fo:background-color="#eeeeee" style:font-size-asian="11pt" style:font-weight-asian="normal" style:font-size-complex="11pt" style:font-weight-complex="normal"/>
    </style:style>
    <style:style style:name="P14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2" fo:font-size="11pt" fo:letter-spacing="normal" style:text-underline-style="none" fo:font-weight="bold" officeooo:rsid="0036c4c1" officeooo:paragraph-rsid="0036c4c1" style:letter-kerning="false" fo:background-color="#eeeeee" style:font-size-asian="11pt" style:font-weight-asian="bold" style:font-size-complex="11pt" style:font-weight-complex="normal"/>
    </style:style>
    <style:style style:name="P14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2" fo:font-size="11pt" fo:letter-spacing="normal" style:text-underline-style="none" fo:font-weight="bold" officeooo:rsid="002f888e" officeooo:paragraph-rsid="002f888e" style:letter-kerning="false" fo:background-color="#eeeeee" style:font-size-asian="11pt" style:font-weight-asian="bold" style:font-size-complex="11pt" style:font-weight-complex="normal"/>
    </style:style>
    <style:style style:name="P14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33211d" officeooo:paragraph-rsid="0033211d" style:letter-kerning="false" fo:background-color="transparent" style:font-size-asian="11pt" style:font-weight-asian="normal" style:font-size-complex="11pt" style:font-weight-complex="normal"/>
    </style:style>
    <style:style style:name="P14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33211d" officeooo:paragraph-rsid="0033211d" style:letter-kerning="false" fo:background-color="transparent" style:font-size-asian="11pt" style:font-weight-asian="normal" style:font-size-complex="11pt" style:font-weight-complex="normal"/>
    </style:style>
    <style:style style:name="P15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bold" officeooo:rsid="0033211d" officeooo:paragraph-rsid="0033211d" style:letter-kerning="false" fo:background-color="transparent" style:font-size-asian="11pt" style:font-weight-asian="bold" style:font-size-complex="11pt" style:font-weight-complex="bold"/>
    </style:style>
    <style:style style:name="P15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15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size-asian="11pt"/>
    </style:style>
    <style:style style:name="P153" style:family="paragraph" style:parent-style-name="Standard" style:list-style-name="L10">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4" style:family="paragraph" style:parent-style-name="Standard" style:list-style-name="L1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1e22"/>
    </style:style>
    <style:style style:name="P155" style:family="paragraph" style:parent-style-name="Standard" style:list-style-name="L1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6" style:family="paragraph" style:parent-style-name="Standard" style:list-style-name="L13">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34a1" officeooo:paragraph-rsid="001934a1" style:letter-kerning="false" style:font-size-asian="11pt" style:font-weight-asian="normal"/>
    </style:style>
    <style:style style:name="P157" style:family="paragraph" style:parent-style-name="Standard" style:list-style-name="L14">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34a1" officeooo:paragraph-rsid="001934a1" style:letter-kerning="false" style:font-size-asian="11pt" style:font-weight-asian="normal"/>
    </style:style>
    <style:style style:name="P158" style:family="paragraph" style:parent-style-name="Standard" style:list-style-name="L15">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183c1f" style:letter-kerning="false" style:font-size-asian="11pt" style:font-weight-asian="normal"/>
    </style:style>
    <style:style style:name="P159" style:family="paragraph" style:parent-style-name="Standard" style:list-style-name="L17">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b980" officeooo:paragraph-rsid="0029b980" style:letter-kerning="false" style:font-size-asian="11pt" style:font-weight-asian="normal"/>
    </style:style>
    <style:style style:name="P16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55d3c" officeooo:paragraph-rsid="00355d3c" style:letter-kerning="false" style:font-size-asian="11pt" style:font-weight-asian="normal" style:font-size-complex="11pt"/>
    </style:style>
    <style:style style:name="P16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16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55d3c" officeooo:paragraph-rsid="00355d3c" style:letter-kerning="false" fo:background-color="#ffff00" style:font-size-asian="11pt" style:font-weight-asian="normal" style:font-size-complex="11pt"/>
    </style:style>
    <style:style style:name="P16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7dac5" officeooo:paragraph-rsid="0037dac5" style:letter-kerning="false" fo:background-color="#ffff00" style:font-size-asian="11pt" style:font-weight-asian="normal" style:font-size-complex="11pt"/>
    </style:style>
    <style:style style:name="P164" style:family="paragraph" style:parent-style-name="Standard" style:list-style-name="L16">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1pt" style:font-size-asian="11pt" style:font-size-complex="11pt"/>
    </style:style>
    <style:style style:name="P165" style:family="paragraph" style:parent-style-name="Standard" style:list-style-name="L16">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1pt" officeooo:paragraph-rsid="00355d3c" style:font-size-asian="11pt" style:font-size-complex="11pt"/>
    </style:style>
    <style:style style:name="P166"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167" style:family="paragraph">
      <style:paragraph-properties fo:text-align="center"/>
    </style:style>
    <style:style style:name="P168" style:family="paragraph">
      <style:text-properties fo:font-style="italic" style:font-style-asian="italic" style:font-style-complex="italic"/>
    </style:style>
    <style:style style:name="T1" style:family="text">
      <style:text-properties fo:color="#000000"/>
    </style:style>
    <style:style style:name="T2" style:family="text">
      <style:text-properties fo:color="#000000" style:text-outline="false" style:font-name="Helvetica-Bold" fo:font-size="11pt" fo:letter-spacing="normal" style:text-underline-style="none" fo:font-weight="bold" style:letter-kerning="false" style:font-size-asian="11pt" style:font-weight-asian="bold"/>
    </style:style>
    <style:style style:name="T3" style:family="text">
      <style:text-properties fo:color="#000000" style:text-outline="false" style:font-name="Helvetica1" fo:font-size="11pt" fo:letter-spacing="normal" style:text-underline-style="none" fo:font-weight="normal" style:letter-kerning="false" style:font-size-asian="11pt" style:font-weight-asian="normal"/>
    </style:style>
    <style:style style:name="T4" style:family="text">
      <style:text-properties fo:color="#000000" style:text-outline="false" style:font-name="Helvetica1" fo:font-size="11pt" fo:letter-spacing="normal" style:text-underline-style="solid" style:text-underline-width="auto" style:text-underline-color="font-color" fo:font-weight="normal" style:letter-kerning="false" style:font-size-asian="11pt" style:font-weight-asian="normal"/>
    </style:style>
    <style:style style:name="T5" style:family="text">
      <style:text-properties fo:color="#000000" style:text-outline="false" style:font-name="Consolas" fo:font-size="11pt" fo:letter-spacing="normal" style:text-underline-style="none" fo:font-weight="normal" style:letter-kerning="false" style:font-size-asian="11pt" style:font-weight-asian="normal"/>
    </style:style>
    <style:style style:name="T6" style:family="text">
      <style:text-properties fo:color="#000000" style:text-outline="false" style:font-name="Consolas" fo:font-size="12pt" fo:letter-spacing="normal" style:text-underline-style="none" fo:font-weight="normal" style:letter-kerning="false" style:font-size-asian="12pt" style:font-weight-asian="normal"/>
    </style:style>
    <style:style style:name="T7" style:family="text">
      <style:text-properties fo:color="#000000" style:text-outline="false" style:font-name="Consolas-Bold" fo:font-size="12pt" fo:letter-spacing="normal" style:text-underline-style="none" fo:font-weight="bold" style:letter-kerning="false" style:font-size-asian="12pt" style:font-weight-asian="bold"/>
    </style:style>
    <style:style style:name="T8" style:family="text">
      <style:text-properties fo:color="#000000" style:font-name="Consolas-Bold" fo:font-weight="bold" style:font-weight-asian="bold"/>
    </style:style>
    <style:style style:name="T9" style:family="text">
      <style:text-properties fo:color="#000000" style:font-name="Consolas-Bold" fo:font-weight="bold" officeooo:rsid="002ca83b" style:font-weight-asian="bold" style:font-weight-complex="normal"/>
    </style:style>
    <style:style style:name="T10" style:family="text">
      <style:text-properties fo:color="#000000" style:font-name="Consolas-Bold" style:font-weight-complex="normal"/>
    </style:style>
    <style:style style:name="T11" style:family="text">
      <style:text-properties fo:color="#000000" style:font-name="Consolas-Bold" officeooo:rsid="002ca83b" style:font-weight-complex="normal"/>
    </style:style>
    <style:style style:name="T12" style:family="text">
      <style:text-properties fo:color="#000000" style:font-name="Consolas-Bold" officeooo:rsid="0033211d" style:font-weight-complex="normal"/>
    </style:style>
    <style:style style:name="T13" style:family="text">
      <style:text-properties fo:color="#000000" style:font-name="Consolas-Bold" officeooo:rsid="002ca83b" fo:background-color="#eeeeee" loext:char-shading-value="0" style:font-size-complex="11pt" style:font-weight-complex="normal"/>
    </style:style>
    <style:style style:name="T14" style:family="text">
      <style:text-properties fo:color="#000000" style:font-name="Consolas-Bold" officeooo:rsid="0033211d" fo:background-color="#eeeeee" loext:char-shading-value="0" style:font-size-complex="11pt" style:font-weight-complex="normal"/>
    </style:style>
    <style:style style:name="T15" style:family="text">
      <style:text-properties fo:color="#000000" style:font-name="Consolas-Bold" fo:background-color="#eeeeee" loext:char-shading-value="0" style:font-weight-complex="normal"/>
    </style:style>
    <style:style style:name="T16" style:family="text">
      <style:text-properties fo:color="#000000" style:font-weight-complex="normal"/>
    </style:style>
    <style:style style:name="T17" style:family="text">
      <style:text-properties fo:color="#000000" officeooo:rsid="001d19ab" style:font-weight-complex="normal"/>
    </style:style>
    <style:style style:name="T18" style:family="text">
      <style:text-properties fo:color="#000000" officeooo:rsid="002f888e" style:font-weight-complex="normal"/>
    </style:style>
    <style:style style:name="T19" style:family="text">
      <style:text-properties fo:color="#000000" officeooo:rsid="0036c4c1" style:font-weight-complex="normal"/>
    </style:style>
    <style:style style:name="T20" style:family="text">
      <style:text-properties fo:color="#000000" fo:font-style="italic" style:font-style-asian="italic" style:font-style-complex="italic" style:font-weight-complex="normal"/>
    </style:style>
    <style:style style:name="T21" style:family="text">
      <style:text-properties fo:color="#000000" fo:font-weight="bold" style:font-weight-asian="bold"/>
    </style:style>
    <style:style style:name="T22" style:family="text">
      <style:text-properties fo:color="#000000" fo:font-weight="bold" officeooo:rsid="002f888e" style:font-weight-asian="bold" style:font-weight-complex="normal"/>
    </style:style>
    <style:style style:name="T23" style:family="text">
      <style:text-properties fo:color="#000000" fo:font-weight="bold" officeooo:rsid="002ca83b" style:font-weight-asian="bold" style:font-weight-complex="normal"/>
    </style:style>
    <style:style style:name="T24" style:family="text">
      <style:text-properties fo:color="#000000" fo:font-weight="bold" style:font-weight-asian="bold" style:font-weight-complex="bold"/>
    </style:style>
    <style:style style:name="T25" style:family="text">
      <style:text-properties fo:color="#000000" officeooo:rsid="00355d3c"/>
    </style:style>
    <style:style style:name="T26" style:family="text">
      <style:text-properties fo:color="#000000" fo:font-weight="normal" officeooo:rsid="00355d3c" style:font-weight-asian="normal" style:font-weight-complex="normal"/>
    </style:style>
    <style:style style:name="T27" style:family="text">
      <style:text-properties fo:color="#000000" style:font-name="Consolas2" officeooo:rsid="002f888e" fo:background-color="#eeeeee" loext:char-shading-value="0" style:font-size-complex="11pt" style:font-weight-complex="normal"/>
    </style:style>
    <style:style style:name="T28" style:family="text">
      <style:text-properties officeooo:rsid="00183c1f"/>
    </style:style>
    <style:style style:name="T29" style:family="text">
      <style:text-properties officeooo:rsid="001934a1"/>
    </style:style>
    <style:style style:name="T30" style:family="text">
      <style:text-properties style:font-name="Consolas1"/>
    </style:style>
    <style:style style:name="T31" style:family="text">
      <style:text-properties style:font-name="Consolas1" fo:background-color="#eeeeee" loext:char-shading-value="0"/>
    </style:style>
    <style:style style:name="T32" style:family="text">
      <style:text-properties style:font-name="Consolas1" officeooo:rsid="001934a1" fo:background-color="#eeeeee" loext:char-shading-value="0"/>
    </style:style>
    <style:style style:name="T33" style:family="text">
      <style:text-properties style:font-name="Consolas1" officeooo:rsid="0019515a" fo:background-color="#eeeeee" loext:char-shading-value="0"/>
    </style:style>
    <style:style style:name="T34" style:family="text">
      <style:text-properties style:font-name="Consolas1" fo:background-color="transparent" loext:char-shading-value="0"/>
    </style:style>
    <style:style style:name="T35" style:family="text">
      <style:text-properties fo:background-color="#eeeeee" loext:char-shading-value="0"/>
    </style:style>
    <style:style style:name="T36" style:family="text">
      <style:text-properties officeooo:rsid="0029b980" fo:background-color="#eeeeee" loext:char-shading-value="0"/>
    </style:style>
    <style:style style:name="T37" style:family="text">
      <style:text-properties fo:background-color="#eeeeee" loext:char-shading-value="0" style:font-size-complex="11pt" style:font-weight-complex="normal"/>
    </style:style>
    <style:style style:name="T38" style:family="text">
      <style:text-properties fo:background-color="transparent" loext:char-shading-value="0"/>
    </style:style>
    <style:style style:name="T39" style:family="text">
      <style:text-properties officeooo:rsid="001b13d0" fo:background-color="transparent" loext:char-shading-value="0"/>
    </style:style>
    <style:style style:name="T40" style:family="text">
      <style:text-properties officeooo:rsid="0019515a"/>
    </style:style>
    <style:style style:name="T41" style:family="text">
      <style:text-properties fo:font-style="italic" style:font-style-asian="italic" style:font-style-complex="italic"/>
    </style:style>
    <style:style style:name="T42" style:family="text">
      <style:text-properties fo:font-style="italic" officeooo:rsid="00262685" style:font-style-asian="italic" style:font-style-complex="italic"/>
    </style:style>
    <style:style style:name="T43" style:family="text">
      <style:text-properties fo:font-style="italic" fo:background-color="transparent" loext:char-shading-value="0" style:font-style-asian="italic" style:font-style-complex="italic"/>
    </style:style>
    <style:style style:name="T44" style:family="text">
      <style:text-properties style:font-name="Helvetica2" fo:background-color="transparent" loext:char-shading-value="0"/>
    </style:style>
    <style:style style:name="T45" style:family="text">
      <style:text-properties style:font-name="Helvetica2" officeooo:rsid="0019515a" fo:background-color="transparent" loext:char-shading-value="0"/>
    </style:style>
    <style:style style:name="T46" style:family="text">
      <style:text-properties officeooo:rsid="001bbb43"/>
    </style:style>
    <style:style style:name="T47" style:family="text">
      <style:text-properties style:font-name="Consolas" fo:background-color="#eeeeee" loext:char-shading-value="0"/>
    </style:style>
    <style:style style:name="T48" style:family="text">
      <style:text-properties style:font-name="Consolas" officeooo:rsid="001b13d0" fo:background-color="#eeeeee" loext:char-shading-value="0" style:font-weight-complex="normal"/>
    </style:style>
    <style:style style:name="T49" style:family="text">
      <style:text-properties style:font-name="Consolas" officeooo:rsid="001b13d0" fo:background-color="#eeeeee" loext:char-shading-value="0"/>
    </style:style>
    <style:style style:name="T50" style:family="text">
      <style:text-properties style:font-name="Consolas" officeooo:rsid="001b13d0" fo:background-color="#eeeeee" loext:char-shading-value="0" style:font-size-complex="11pt"/>
    </style:style>
    <style:style style:name="T51" style:family="text">
      <style:text-properties style:font-name="Consolas" officeooo:rsid="0029b980" fo:background-color="#eeeeee" loext:char-shading-value="0"/>
    </style:style>
    <style:style style:name="T52" style:family="text">
      <style:text-properties officeooo:rsid="001ef33f"/>
    </style:style>
    <style:style style:name="T53" style:family="text">
      <style:text-properties officeooo:rsid="0020507b"/>
    </style:style>
    <style:style style:name="T54" style:family="text">
      <style:text-properties style:font-size-complex="11pt"/>
    </style:style>
    <style:style style:name="T55" style:family="text">
      <style:text-properties officeooo:rsid="0020507b" style:font-size-complex="11pt"/>
    </style:style>
    <style:style style:name="T56" style:family="text">
      <style:text-properties style:font-name="Consolas2" officeooo:rsid="0020507b" style:font-size-complex="11pt"/>
    </style:style>
    <style:style style:name="T57" style:family="text">
      <style:text-properties style:font-name="Consolas2" fo:background-color="#eeeeee" loext:char-shading-value="0"/>
    </style:style>
    <style:style style:name="T58" style:family="text">
      <style:text-properties officeooo:rsid="0020fd21"/>
    </style:style>
    <style:style style:name="T59" style:family="text">
      <style:text-properties officeooo:rsid="0022776a"/>
    </style:style>
    <style:style style:name="T60" style:family="text">
      <style:text-properties officeooo:rsid="00242a26"/>
    </style:style>
    <style:style style:name="T61" style:family="text">
      <style:text-properties officeooo:rsid="00262685"/>
    </style:style>
    <style:style style:name="T62" style:family="text">
      <style:text-properties officeooo:rsid="00293037"/>
    </style:style>
    <style:style style:name="T63" style:family="text">
      <style:text-properties officeooo:rsid="0029b980"/>
    </style:style>
    <style:style style:name="T64" style:family="text">
      <style:text-properties fo:font-weight="bold" style:font-weight-asian="bold" style:font-weight-complex="bold"/>
    </style:style>
    <style:style style:name="T65" style:family="text">
      <style:text-properties fo:font-weight="bold" officeooo:rsid="002ecb85" style:font-weight-asian="bold" style:font-weight-complex="bold"/>
    </style:style>
    <style:style style:name="T66" style:family="text">
      <style:text-properties fo:font-style="normal" style:font-style-asian="normal" style:font-style-complex="normal"/>
    </style:style>
    <style:style style:name="T67" style:family="text">
      <style:text-properties fo:color="#323232" style:text-outline="false" style:font-name="Consolas" fo:letter-spacing="normal" style:text-underline-style="none" fo:font-weight="bold" officeooo:rsid="001b13d0" style:letter-kerning="false" fo:background-color="#eeeeee" loext:char-shading-value="0" style:font-weight-asian="bold" style:font-weight-complex="bold"/>
    </style:style>
    <style:style style:name="T68" style:family="text">
      <style:text-properties fo:color="#323232" style:font-name="Helvetica" officeooo:rsid="002e9d21"/>
    </style:style>
    <style:style style:name="T69" style:family="text">
      <style:text-properties fo:color="#323232" style:font-name="Helvetica" officeooo:rsid="002ecb85"/>
    </style:style>
    <style:style style:name="T70" style:family="text">
      <style:text-properties officeooo:rsid="002e9d21"/>
    </style:style>
    <style:style style:name="T71" style:family="text">
      <style:text-properties officeooo:rsid="002ecb85"/>
    </style:style>
    <style:style style:name="T72" style:family="text">
      <style:text-properties officeooo:rsid="0036dd13"/>
    </style:style>
    <style:style style:name="T73" style:family="text">
      <style:text-properties officeooo:rsid="0037dac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svg:stroke-width="0.101cm" draw:marker-start-width="0.649cm" draw:marker-end-width="0.649cm" draw:textarea-horizontal-align="center" draw:textarea-vertical-align="middle" fo:padding-top="0.049cm" fo:padding-bottom="0.049cm" fo:padding-left="0.049cm" fo:padding-right="0.049cm" style:run-through="foreground"/>
    </style:style>
    <style:style style:name="gr5" style:family="graphic">
      <style:graphic-properties svg:stroke-width="0.101cm" draw:marker-start="Arrow" draw:marker-start-width="0.199cm" draw:marker-end-width="0.649cm" draw:textarea-horizontal-align="center" draw:textarea-vertical-align="middle" fo:padding-top="0.049cm" fo:padding-bottom="0.049cm" fo:padding-left="0.049cm" fo:padding-right="0.049cm" style:run-through="foreground"/>
    </style:style>
    <style:style style:name="gr6" style:family="graphic">
      <style:graphic-properties svg:stroke-width="0.101cm" draw:marker-start-width="0.649cm" draw:marker-end="Arrow" draw:marker-end-width="0.199cm" draw:textarea-horizontal-align="center" draw:textarea-vertical-align="middle" fo:padding-top="0.049cm" fo:padding-bottom="0.049cm" fo:padding-left="0.049cm" fo:padding-right="0.049cm" style:run-through="foreground"/>
    </style:style>
    <style:style style:name="gr7" style:family="graphic">
      <style:graphic-properties svg:stroke-width="0.101cm" draw:marker-start-width="0.649cm" draw:marker-end="Arrow" draw:marker-end-width="0.199cm" draw:textarea-horizontal-align="center" draw:textarea-vertical-align="bottom" fo:padding-top="0.049cm" fo:padding-bottom="0.049cm" fo:padding-left="0.049cm" fo:padding-right="0.049cm" style:run-through="foreground"/>
    </style:style>
    <style:style style:name="gr8"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3"/>
      <text:p text:style-name="P23"/>
      <text:p text:style-name="P23"/>
      <text:p text:style-name="P23"/>
      <text:p text:style-name="P4">Administración de Sistemas Operativos Linux</text:p>
      <text:p text:style-name="P4">Certificación LPIC-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edro Tallón Castro</text:p>
      <text:p text:style-name="P2"/>
      <text:p text:style-name="P2"/>
      <text:p text:style-name="P2"/>
      <text:p text:style-name="P2"/>
      <text:p text:style-name="P3"><text:soft-page-break/></text:p>
      <text:p text:style-name="P3">Índice</text:p>
      <text:p text:style-name="P3"/>
      <text:p text:style-name="P3"/>
      <text:p text:style-name="P3"/>
      <text:p text:style-name="P120"/>
      <text:p text:style-name="P1">Shell</text:p>
      <text:p text:style-name="P7"/>
      <text:p text:style-name="P7">Para poder entender los comandos primero tenemos que saber qué es la Shell.</text:p>
      <text:p text:style-name="P7"/>
      <text:p text:style-name="P7">El sistema operativo Linux, a diferencia de otros sistemas, se basa en la idea de introducir comandos a través del teclado. La función de la shell es iniciar unos programas que realizan llamadas al sistema que permiten la comunicación del usuario con el kernel del sistema operativo.</text:p>
      <text:p text:style-name="P7"/>
      <text:p text:style-name="P5">¿Qué es la Shell?</text:p>
      <text:p text:style-name="P7"/>
      <text:p text:style-name="P7">Los usuarios no se pueden comunicar directamente con el kernel de un sistema operativo. La única manera es ejecutando programas que realizan llamadas al sistema. Es necesaria alguna forma de iniciar estos programas y ahí es donde entra la Shell. Un programa especial para el usuario que se encarga de leer comandos introducidos mediante teclado e interpretarlos para ser ejecutados.</text:p>
      <text:p text:style-name="P7"/>
      <text:p text:style-name="P7"><text:s/>De este modo, la shell sigue los siguientes pasos al ser utilizada:</text:p>
      <text:p text:style-name="P7"/>
      <text:list xml:id="list1225974245103958756" text:style-name="L9">
        <text:list-item>
          <text:p text:style-name="P140">Lee el comando introducido en la terminal (o en un archivo).</text:p>
        </text:list-item>
        <text:list-item>
          <text:p text:style-name="P140">Valida el comando.</text:p>
        </text:list-item>
        <text:list-item>
          <text:p text:style-name="P140">Ejecuta el comando o inicia el programa correspondiente.</text:p>
        </text:list-item>
        <text:list-item>
          <text:p text:style-name="P140">Muestra la salida resultante en pantalla (o donde sea necesario).</text:p>
        </text:list-item>
      </text:list>
      <text:p text:style-name="P7"/>
      <text:list xml:id="list8017864639254665261" text:style-name="L10">
        <text:list-item>
          <text:p text:style-name="P153"><text:span text:style-name="T2">Qué es la terminal? </text:span><text:span text:style-name="T3">Hace décadas era un dispositivo físico usado para introducir o mostrar datos de una computadora o de un sistema de computación. Hoy en día se denomina terminal al programa donde se ejecuta la Shell. Es el lugar donde se introducen los comandos que van a ser usados mediante el teclado y donde se muestran los datos.</text:span></text:p>
        </text:list-item>
      </text:list>
      <text:p text:style-name="P7"/>
      <text:p text:style-name="P24"><text:span text:style-name="T3">Existen diferentes shells, pero la Shell estándar en los sistemas Linux es la Bourne-Again Shell, </text:span><text:span text:style-name="T2">bash</text:span><text:span text:style-name="T3">. Desarrollada dentro del proyecto GNU por Brian Fox y Chet Ramey.</text:span></text:p>
      <text:p text:style-name="P7"/>
      <text:p text:style-name="P1">Comandos</text:p>
      <text:p text:style-name="P7"/>
      <text:p text:style-name="P7"/>
      <text:list xml:id="list5772625573366280435" text:style-name="L11">
        <text:list-item>
          <text:p text:style-name="P154"><text:span text:style-name="T3">En el sistema operativo Linux la Shell muestra un prompt cuyo significado es informar de que los comandos pueden ser introducidos. El prompt, normalmente, está formado por </text:span><text:span text:style-name="T5">user</text:span><text:span text:style-name="T3">, </text:span><text:span text:style-name="T5">host name</text:span><text:span text:style-name="T3"> y </text:span><text:span text:style-name="T5">current directory</text:span><text:span text:style-name="T3"> y un carácter final. Como ejemplo:  <text:line-break/></text:span></text:p>
        </text:list-item>
      </text:list>
      <table:table table:name="Tabla1" table:style-name="Tabla1">
        <table:table-column table:style-name="Tabla1.A"/>
        <table:table-row>
          <table:table-cell table:style-name="Tabla1.A1" office:value-type="string">
            <text:p text:style-name="P10">pedrotallon@BadaBing:/home &gt; _</text:p>
          </table:table-cell>
        </table:table-row>
      </table:table>
      <text:list xml:id="list175930299321789" text:continue-numbering="true" text:style-name="L11">
        <text:list-header>
          <text:p text:style-name="P154"><text:span text:style-name="T3"><text:line-break/>En otras palabras, el usuario </text:span><text:span text:style-name="T5">pedrotallon</text:span><text:span text:style-name="T3"> está trabajando en el ordenador </text:span><text:span text:style-name="T5">BadaBing</text:span><text:span text:style-name="T3"> en la carpeta </text:span><text:span text:style-name="T5">/home</text:span><text:span text:style-name="T3">.</text:span></text:p>
        </text:list-header>
      </text:list>
      <text:p text:style-name="P7"/>
      <text:p text:style-name="P5">¿Qué es un comando?</text:p>
      <text:p text:style-name="P7"/>
      <text:p text:style-name="P24"><text:span text:style-name="T3">Un comando es, </text:span><text:span text:style-name="T4">en</text:span><text:span text:style-name="T3"> esencia, una secuencia de caracteres introducidos por teclado que son evaluados por la Shell. Se denomina comando a una instrucción u orden que el usuario proporciona a un sistema a través de la línea de comandos.</text:span></text:p>
      <text:p text:style-name="P7"/>
      <text:p text:style-name="P6">Tipos de comando</text:p>
      <text:p text:style-name="P7"/>
      <text:p text:style-name="P24"><text:span text:style-name="T2">Comandos internos:</text:span><text:span text:style-name="T3"> Aquellos comandos a disposición de la propia Shell. Existen alrededor de 30 comandos en la Shell Bash, que pueden ser ejecutados rápidamente. </text:span></text:p>
      <text:p text:style-name="P7"/>
      <text:p text:style-name="P24"><text:span text:style-name="T2">Comandos externos:</text:span><text:span text:style-name="T3"> La Shell no los ejecuta directamente pero si lanza los archivos ejecutables. Normalmente se encuentran en el directorio </text:span><text:span text:style-name="T5">/bin</text:span><text:span text:style-name="T3"> o </text:span><text:span text:style-name="T5">/usr/bin</text:span><text:span text:style-name="T3">.</text:span></text:p>
      <text:p text:style-name="P8"/>
      <text:p text:style-name="P8"/>
      <text:list xml:id="list2216243190129072335" text:style-name="L12">
        <text:list-item>
          <text:p text:style-name="P142">Para saber si un comando es externo o interno podemos utilizar el comando type: </text:p>
          <text:p text:style-name="P155"><text:soft-page-break/></text:p>
        </text:list-item>
      </text:list>
      <table:table table:name="Tabla2" table:style-name="Tabla2">
        <table:table-column table:style-name="Tabla2.A"/>
        <table:table-row>
          <table:table-cell table:style-name="Tabla2.A1" office:value-type="string">
            <text:p text:style-name="P25"><text:span text:style-name="T7">pedrotallon@BadaBing:/home &gt; type cd </text:span><text:span text:style-name="T6"> cd is a shell builtin <text:s text:c="13"/>  <text:s text:c="8"/></text:span><text:span text:style-name="T7">pedrotallon@BadaBing:/home &gt; type rm </text:span><text:span text:style-name="T6"> rm is /bin/rm</text:span></text:p>
          </table:table-cell>
        </table:table-row>
      </table:table>
      <text:list xml:id="list175931829268370" text:continue-list="list175930299321789" text:style-name="L11">
        <text:list-header>
          <text:p text:style-name="P141"/>
        </text:list-header>
      </text:list>
      <text:p text:style-name="P5">Comandos</text:p>
      <text:p text:style-name="P8"/>
      <text:p text:style-name="P7">A la hora de introducir comandos es necesario tener en cuenta que la Shell distingue entre mayúsculas y minúsculas. Del mismo modo, hay que prestar atención a la hora de introducir algunos caracteres ya que la shell los trata de manera especial. Si queremos utilizar algún carácter sin que la Shell lo interprete de manera especial es necesario “escaparlos” usando el carácter “\” antes del carácter especial o comillas simples, o dobles, para varios caracte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9"><text:soft-page-break/>.</text:p>
      <text:p text:style-name="P26"/>
      <text:p text:style-name="P51">Existen diversas maneras de utilizar el <text:span text:style-name="T31">.</text:span> en Linux:</text:p>
      <text:p text:style-name="P51">para indicar que un archivo está oculto.</text:p>
      <text:p text:style-name="P51">Para referenciar al directorio actual.</text:p>
      <text:p text:style-name="P51"/>
      <text:p text:style-name="P51"><text:span text:style-name="T29">A continuación un ejemplo donde encontraremos el </text:span><text:span text:style-name="T32">.</text:span><text:span text:style-name="T29"> utilizado de dos maneras distintas</text:span>:</text:p>
      <text:p text:style-name="P51"/>
      <text:p text:style-name="P66">cd ./.profile</text:p>
      <text:p text:style-name="P52"/>
      <text:list xml:id="list6949411695177011521" text:style-name="L13">
        <text:list-item>
          <text:p text:style-name="P156">Se usa el comando cd para cambiar de directorio.</text:p>
        </text:list-item>
      </text:list>
      <text:p text:style-name="P52"/>
      <text:p text:style-name="P54">En este caso tenemos dos tipos de <text:span text:style-name="T31">.</text:span>, por un lado el que encontramos en <text:span text:style-name="T31">./</text:span> que </text:p>
      <text:p text:style-name="P54">hace referencia al directorio actual. El <text:span text:style-name="T31">.</text:span> <text:span text:style-name="T40">q</text:span>ue encontramos justo antes de <text:span text:style-name="T31">profile</text:span> es usado para indicar que la carpeta o archivo referenciado de esta manera se encuentra oculto. <text:span text:style-name="T40">Esta práctica es frecuentemente utilizada para archivos o directorios de ajustes de distintos programas y que se encuentran ocultos para no distraer al usuario de otros archivos más importantes.</text:span></text:p>
      <text:p text:style-name="P52"/>
      <text:list xml:id="list6470058044191047259" text:style-name="L14">
        <text:list-item>
          <text:p text:style-name="P157">El comando <text:span text:style-name="T31">ls</text:span> nos permite ver los archivos que se encuentran en un directorio determinado. Empleando únicamente el comando <text:span text:style-name="T31">ls</text:span> no podremos ver los archivos ocultos del directorio. Si queremos que se muestren es necesario ejecutar el comando <text:span text:style-name="T31">ls</text:span><text:span text:style-name="T34"> </text:span>con la opción <text:span text:style-name="T31">-a</text:span>: <text:span text:style-name="T31">ls -a </text:span></text:p>
        </text:list-item>
      </text:list>
      <text:p text:style-name="P143"/>
      <text:p text:style-name="P143"/>
      <text:p text:style-name="P143"/>
      <text:p text:style-name="P143">source</text:p>
      <text:p text:style-name="P29"/>
      <text:p text:style-name="P93">El comando <text:span text:style-name="T27">source</text:span> tiene una interpretación similar a utilizar “<text:span text:style-name="T27">.</text:span>”. En la línea de comandos podemos introducir aquellos comandos que deseemos pero también podemos ejecutar scripts que afecten a la shell actual. El comando <text:span text:style-name="T27">source</text:span>, al igual que “<text:span text:style-name="T27">.</text:span>”, nos permite leer las líneas del fichero determinado igual que si fuesen escritas directamente en la propia shell. Un ejemplo sería:</text:p>
      <text:p text:style-name="P93"/>
      <text:p text:style-name="P115"><text:span text:style-name="T21">pedrotallon@BadaBing:/home &gt; </text:span><text:span text:style-name="T18">foo=bar</text:span></text:p>
      <text:p text:style-name="P115"><text:span text:style-name="T23">pedrotallon@BadaBing:/home &gt; </text:span><text:span text:style-name="T19">source fichero</text:span></text:p>
      <text:p text:style-name="P115"><text:span text:style-name="T21">pedrotallon@BadaBing:/home &gt; </text:span><text:span text:style-name="T19">echo $foo</text:span></text:p>
      <text:p text:style-name="P144">bar</text:p>
      <text:p text:style-name="P146"/>
      <text:p text:style-name="P115"><text:span text:style-name="T21">pedrotallon@BadaBing:/home &gt; </text:span><text:span text:style-name="T18">foo=bar</text:span></text:p>
      <text:p text:style-name="P115"><text:span text:style-name="T23">pedrotallon@BadaBing:/home &gt; .</text:span><text:span text:style-name="T19"> fichero</text:span></text:p>
      <text:p text:style-name="P115"><text:span text:style-name="T21">pedrotallon@BadaBing:/home &gt; </text:span><text:span text:style-name="T19">echo $foo</text:span></text:p>
      <text:p text:style-name="P144">bar</text:p>
      <text:p text:style-name="P122">bash</text:p>
      <text:p text:style-name="P26"/>
      <text:p text:style-name="P54">Entendemos <text:span text:style-name="T31">bash</text:span>, Bourne Again Shell, como un programa que se encarga de interpretar órdenes. Es el <text:span text:style-name="T40">intérprete de línea de comandos por defecto de Linux. Fue desarrollado por Brian Fox y Chet Ramey para el proyecto GNU y unifica gran parte de las funciones que se encuentran en las shells Korn y C. El comando </text:span><text:span text:style-name="T31">echo $0</text:span><text:span text:style-name="T40"> nos mostrará por pantalla el nombre de la shell que estamos usando en ese momento.</text:span></text:p>
      <text:p text:style-name="P54"/>
      <text:p text:style-name="P53"><text:span text:style-name="T40">Por otro lado, el comando </text:span><text:span text:style-name="T33">bash</text:span><text:span text:style-name="T40"> lo que nos permite es crear una nueva shell del tipo bash. Aunque en Linux tengamos por defecto la shell bash se pueden abrir otras, y del mismo modo que existen comandos para crear otras shells tenemos una para bash.</text:span></text:p>
      <text:p text:style-name="P34"/>
      <text:p text:style-name="P34"/>
      <text:p text:style-name="P67">csh</text:p>
      <text:p text:style-name="P27"/>
      <text:p text:style-name="P97">Como se comentó con anterioridad existen varias shells disponibles en el sistema y existen comandos para cambiar entre las distintas shells de las que disponemos. La shell C, o csh, es una shell de Unix creada por Bill Joy. La shell bash, que se encuentra por defecto en Linux, engloba las funciones de <text:span text:style-name="T58">esta shell, entre otras.</text:span></text:p>
      <text:p text:style-name="P49"/>
      <text:p text:style-name="P49"/>
      <text:p text:style-name="P68">tcsh</text:p>
      <text:p text:style-name="P48"/>
      <text:p text:style-name="P98">Como añadido también tenemos <text:span text:style-name="T33">tcsh</text:span>, referenciando a la shell Tenex C. Es una mejora de la shell C, normalmente <text:span text:style-name="T33">csh</text:span> hace referencia a <text:span text:style-name="T33">tcsh</text:span>. Con esta shell se añade el autocompletado de nombres, la edición en línea de comandos y otras diversas mejoras.</text:p>
      <text:p text:style-name="P49"/>
      <text:p text:style-name="P49"/>
      <text:p text:style-name="P68">ksh</text:p>
      <text:p text:style-name="P48"/>
      <text:p text:style-name="P98">La shell bash unifica las funciones de las shells Korn y C. Ya explicamos cómo crear una shell C, o Tenex C -versión mejorada de la shell C-, y ahora toca el turno de la shell Korn. Gracias al comando <text:span text:style-name="T33">ksh</text:span> podremos crear una shell de este tipo y ejecutar sus comandos propios. <text:span text:style-name="T61">La shell fue creada por David Korn e incluye control de trabajos, </text:span><text:span text:style-name="T42">aliasing</text:span><text:span text:style-name="T61"> de comandos o histórico de comandos entre otras opciones. </text:span></text:p>
      <text:p text:style-name="P50"/>
      <text:p text:style-name="P50"/>
      <text:p text:style-name="P69">sh</text:p>
      <text:p text:style-name="P48"/>
      <text:p text:style-name="P99">Para la shell básica de Bourne. Suele referirse a bash.</text:p>
      <text:p text:style-name="P99"/>
      <text:p text:style-name="P99"/>
      <text:p text:style-name="P48"/>
      <text:p text:style-name="P64">Ejercicios</text:p>
      <text:p text:style-name="P55"/>
      <text:p text:style-name="P56">1. ¿Cuál es el nombre completo de la shell bash? ¿<text:span text:style-name="T61">Qué otras shells unifica?</text:span></text:p>
      <text:p text:style-name="P59">2. ¿Cuál es el comando para abrir una shell C? ¿<text:span text:style-name="T61">Y una Korn?</text:span></text:p>
      <text:p text:style-name="P56"><text:span text:style-name="T58">3</text:span>. <text:span text:style-name="T54">¿Qué comando se usa para saber qué shell se está usando?</text:span></text:p>
      <text:p text:style-name="P61"><text:span text:style-name="T58">4</text:span>. Abre una terminal en tu ordenador y comprueba la salida del comando anterior. Inicia una nueva shell en tu ordenador utilizando el comando <text:span text:style-name="T32">bash</text:span>. <text:span text:style-name="T58">Realiza de nuevo la misma operación pero con <text:s/>las otras shells que conozcas.</text:span> Vuelve a introducir el comando del ejercicio anterior. Compara las salidas.</text:p>
      <text:p text:style-name="P123"><text:span text:style-name="T40">b</text:span>g<text:span text:style-name="T44"> </text:span><text:span text:style-name="T45">y </text:span><text:span text:style-name="T40">fg</text:span></text:p>
      <text:p text:style-name="P30"/>
      <text:p text:style-name="P57"><text:span text:style-name="T38">Por defecto, los comandos ejecutados en bash corren en primer plano (</text:span><text:span text:style-name="T43">foreground</text:span><text:span text:style-name="T38">). Esto significa que la shell espera a que termine este comando antes de aceptar cualquier otro. </text:span></text:p>
      <text:p text:style-name="P62"/>
      <text:p text:style-name="P58"><text:span text:style-name="T38">El comportamiento de la shell ante la ejecución de un comando es de espera. Es decir, nos encontramos ante una ejecución síncrona. Los comandos internos son ejecutados de manera directa, en cambio, los externos crean un proceso que se encarga de ejecutar dicho comando. La shell por su parte espera a que este proceso finalice para poder continuar. Durante este período de espera veremos que el </text:span><text:span text:style-name="T43">prompt</text:span><text:span text:style-name="T38"> del que hablamos con anterioridad no se muestra. </text:span></text:p>
      <text:p text:style-name="P62"/>
      <text:p text:style-name="P57"><text:span text:style-name="T38">Si se desea que un comando corra en segundo plano (</text:span><text:span text:style-name="T43">background</text:span><text:span text:style-name="T38">) existe una manera muy sencilla de hacerlo y es añadiendo </text:span><text:span text:style-name="T31">&amp;</text:span><text:span text:style-name="T38"> al final del comando. De este modo, el comando se encontrará en segundo plano y la shell podrá aceptar otros comandos. </text:span><text:span text:style-name="T39">Es decír, pasará a una ejecución asíncrona. Del mismo modo que antes, la introducción de un comando externo creará un proceso hijo de la shell que se encargará de ejecutar el comando pero esta vez la shell no se encontrará esperando sino que permitirá aceptar cualquier otro comando.</text:span></text:p>
      <text:p text:style-name="P62"/>
      <text:p text:style-name="P57"><text:span text:style-name="T38">Del mismo modo, si nos encontramos ante un comando que ya ha sido ejecutado y queremos pasarlo a segundo plano tenemos el comando </text:span><text:span text:style-name="T31">bg</text:span><text:span text:style-name="T38">. Que lo envía al </text:span><text:span text:style-name="T43">background</text:span><text:span text:style-name="T38">. De manera inversa, tenemos </text:span><text:span text:style-name="T31">fg</text:span><text:span text:style-name="T38"> que realiza la función contraria, es decir, devolver un comando al primer plano.</text:span></text:p>
      <text:p text:style-name="P31"/>
      <text:p text:style-name="P57">Si queremos terminar un proceso que se encuentra en <text:span text:style-name="T41">foreground</text:span> tenemos la combinación de teclas <text:span text:style-name="T30">Ctrl+C</text:span>, por otro lado, si lo que queremos es pausarlo: <text:span text:style-name="T30">Ctrl+Z.</text:span></text:p>
      <text:p text:style-name="P31"/>
      <text:p text:style-name="P72">De manera gráfica, para el usuario, se vería así:</text:p>
      <text:p text:style-name="P32"/>
      <text:p text:style-name="P40"><draw:g text:anchor-type="paragraph" draw:z-index="0" draw:style-name="gr1"><draw:rect draw:style-name="gr2" draw:text-style-name="P167" svg:width="2.229cm" svg:height="0.803cm" svg:x="10.215cm" svg:y="0.133cm"><text:p text:style-name="P167">Shell</text:p></draw:rect><draw:rect draw:style-name="gr2" draw:text-style-name="P167" svg:width="2.229cm" svg:height="0.803cm" svg:x="10.215cm" svg:y="2.655cm"><text:p text:style-name="P167">Shell</text:p></draw:rect><draw:custom-shape draw:style-name="gr3" draw:text-style-name="P168" svg:width="0.359cm" svg:height="1.721cm" svg:x="11.128cm" svg:y="0.935cm"><text:p><text:span text:style-name="T41">Waiting</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2" draw:text-style-name="P167" svg:width="2.273cm" svg:height="0.981cm" svg:x="13.691cm" svg:y="1.17cm"><text:p text:style-name="P167">Proceso hijo</text:p></draw:rect><draw:line draw:style-name="gr4" draw:text-style-name="P167" svg:x1="12.442cm" svg:y1="0.501cm" svg:x2="14.827cm" svg:y2="0.501cm"><text:p/></draw:line><draw:line draw:style-name="gr5" draw:text-style-name="P167" svg:x1="12.442cm" svg:y1="3.116cm" svg:x2="14.827cm" svg:y2="3.116cm"><text:p/></draw:line><draw:line draw:style-name="gr4" draw:text-style-name="P167" svg:x1="14.827cm" svg:y1="3.115cm" svg:x2="14.827cm" svg:y2="2.152cm"><text:p/></draw:line><draw:line draw:style-name="gr6" draw:text-style-name="P167" svg:x1="14.827cm" svg:y1="0.501cm" svg:x2="14.827cm" svg:y2="1.304cm"><text:p/></draw:line><draw:line draw:style-name="gr7" draw:text-style-name="P167" svg:x1="9.368cm" svg:y1="0.034cm" svg:x2="9.345cm" svg:y2="3.71cm"><text:p text:style-name="P167">Tiempo</text:p></draw:line></draw:g><text:span text:style-name="T8">pedrotallon@BadaBing:/home &gt; </text:span>sleep 10</text:p>
      <text:p text:style-name="P40"/>
      <text:p text:style-name="P40"/>
      <text:p text:style-name="P40"/>
      <text:p text:style-name="P40"/>
      <text:p text:style-name="P40"/>
      <text:p text:style-name="P40"/>
      <text:p text:style-name="P43"><text:span text:style-name="T8">pedrotallon@BadaBing:/home &gt; </text:span><text:span text:style-name="T10">_</text:span></text:p>
      <text:p text:style-name="P11"/>
      <text:p text:style-name="P12"/>
      <text:p text:style-name="P63">Por otro lado, si la ejecución fuese asíncrona, es decir, si el proceso se ejecutase en segundo plano, tendríamos lo siguiente: </text:p>
      <text:p text:style-name="P63"/>
      <text:p text:style-name="P41"><draw:rect text:anchor-type="paragraph" draw:z-index="1" draw:style-name="gr8" draw:text-style-name="P167" svg:width="2.273cm" svg:height="0.981cm" svg:x="13.379cm" svg:y="1.148cm"><text:p text:style-name="P167">Proceso hijo</text:p></draw:rect><draw:g text:anchor-type="paragraph" draw:z-index="2" draw:style-name="gr1"><draw:rect draw:style-name="gr2" draw:text-style-name="P167" svg:width="2.229cm" svg:height="3.43cm" svg:x="10.192cm" svg:y="0.111cm"><text:p text:style-name="P167">Shell</text:p></draw:rect><draw:line draw:style-name="gr4" draw:text-style-name="P167" svg:x1="12.418cm" svg:y1="0.478cm" svg:x2="14.803cm" svg:y2="0.478cm"><text:p/></draw:line><draw:line draw:style-name="gr5" draw:text-style-name="P167" svg:x1="12.418cm" svg:y1="3.092cm" svg:x2="14.803cm" svg:y2="3.092cm"><text:p/></draw:line><draw:line draw:style-name="gr4" draw:text-style-name="P167" svg:x1="14.804cm" svg:y1="3.092cm" svg:x2="14.804cm" svg:y2="2.129cm"><text:p/></draw:line><draw:line draw:style-name="gr6" draw:text-style-name="P167" svg:x1="14.804cm" svg:y1="0.478cm" svg:x2="14.804cm" svg:y2="1.281cm"><text:p/></draw:line><draw:line draw:style-name="gr7" draw:text-style-name="P167" svg:x1="9.345cm" svg:y1="0.012cm" svg:x2="9.322cm" svg:y2="3.688cm"><text:p text:style-name="P167">Tiempo</text:p></draw:line></draw:g><text:span text:style-name="T8">pedrotallon@BadaBing:/home &gt; </text:span>sleep 10 <text:span text:style-name="T46">&amp;</text:span></text:p>
      <text:p text:style-name="P46">[2] 6210</text:p>
      <text:p text:style-name="P44"><text:span text:style-name="T8">pedrotallon@BadaBing:/home &gt; </text:span><text:span text:style-name="T10">_</text:span></text:p>
      <text:p text:style-name="P13"/>
      <text:p text:style-name="P13"/>
      <text:p text:style-name="P13"/>
      <text:p text:style-name="P13"/>
      <text:p text:style-name="P13"/>
      <text:p text:style-name="P13"/>
      <text:p text:style-name="P13"/>
      <text:p text:style-name="P17">Entrando en más detalles, tenemos: </text:p>
      <text:p text:style-name="P17"/>
      <text:p text:style-name="P70"><text:span text:style-name="T16">El comando </text:span><text:span text:style-name="T48">fg</text:span><text:span text:style-name="T16"> reinicia un proceso que se encuentra suspendido o mueve un proceso de segundo plano a primer plano. Cada proceso que se encuentra en segundo plano tiene un identificador que se incluirá al comando </text:span><text:span text:style-name="T48">fg</text:span><text:span text:style-name="T16"> para devolverlo al primer plano. En el caso de no introducir ningún identificador se ejecutará sobre el proceso suspendido o movido al </text:span><text:span text:style-name="T20">background</text:span><text:span text:style-name="T16"> más reciente.</text:span></text:p>
      <text:p text:style-name="P17"/>
      <text:p text:style-name="P70"><text:span text:style-name="T16">El comando </text:span><text:span text:style-name="T48">bg</text:span><text:span text:style-name="T16"> realiza el trabajo contrario, mueve un proceso, o varios, del primer plano al segundo plano. </text:span><text:span text:style-name="T17">Al realizar este comando se le puede asignar un identificador al proceso para </text:span><text:soft-page-break/><text:span text:style-name="T17">poder traerlo de vuelta con el comando </text:span><text:span text:style-name="T48">fg</text:span><text:span text:style-name="T17">, de no hacerlo, se le asignará uno automáticamente.</text:span></text:p>
      <text:p text:style-name="P18"/>
      <text:p text:style-name="P18"/>
      <text:p text:style-name="P20">Ejercicios</text:p>
      <text:p text:style-name="P19"/>
      <text:p text:style-name="P19"/>
      <text:p text:style-name="P71"><text:span text:style-name="T16">1. En bash, ¿los procesos corren por defecto en </text:span><text:span text:style-name="T20">foreground</text:span><text:span text:style-name="T16"> o en </text:span><text:span text:style-name="T20">background</text:span><text:span text:style-name="T16">?</text:span></text:p>
      <text:p text:style-name="P71"><text:span text:style-name="T16">2. ¿Qué significa que un proceso se ejecuta de manera síncrona o asíncrona? ¿Cuál corresponde a </text:span><text:span text:style-name="T20">foreground</text:span><text:span text:style-name="T16"> y cuál a </text:span><text:span text:style-name="T20">background</text:span><text:span text:style-name="T16">?</text:span></text:p>
      <text:p text:style-name="P19">3. ¿Qué comando se usa para pasar un proceso de primer plano a segundo? ¿Y al contrario?</text:p>
      <text:p text:style-name="P21"/>
      <text:p text:style-name="P125">jobs</text:p>
      <text:p text:style-name="P30"/>
      <text:p text:style-name="P73"><text:span text:style-name="T52">Para evitar confusiones en el momento en que se encuentran varios procesos en segundo plano, la shell nos proporciona </text:span><text:span text:style-name="T49">jobs</text:span><text:span text:style-name="T52">. </text:span>El comando <text:span text:style-name="T49">jobs</text:span> nos devuelve una lista de los procesos que están corriendo en el momento actual. Cada uno de estos procesos está enumerado para facilitar así su identificación. Del mismo modo, se muestra más información de cada proceso:</text:p>
      <text:p text:style-name="P113"/>
      <text:p text:style-name="P127">job-identifier</text:p>
      <text:p text:style-name="P128"/>
      <text:p text:style-name="P129">Número decimal que identifica al proceso.</text:p>
      <text:p text:style-name="P128"/>
      <text:p text:style-name="P127">default</text:p>
      <text:p text:style-name="P128"/>
      <text:p text:style-name="P129">Identifica qué proceso será por defecto el que se asocie a los comandos fg y bg si no se especifica a qué proceso ejecutarlo. </text:p>
      <text:p text:style-name="P128"/>
      <text:p text:style-name="P127"><text:span text:style-name="T53">s</text:span>tate</text:p>
      <text:p text:style-name="P128"/>
      <text:p text:style-name="P129">Muestra el estado del trabajo, que puede ser:</text:p>
      <text:p text:style-name="P129"/>
      <text:p text:style-name="P129"><text:span text:style-name="T49">Running</text:span>: el trabajo está corriendo.</text:p>
      <text:p text:style-name="P129"><text:span text:style-name="T49">Done</text:span>: el trabajo ha terminado con éxito.</text:p>
      <text:p text:style-name="P129"><text:span text:style-name="T49">Done (exit status)</text:span>: el trabajo ha terminado, pero no con éxito.</text:p>
      <text:p text:style-name="P129"><text:span text:style-name="T49">Stopped (signal)</text:span>: el trabajo ha sido suspendido.</text:p>
      <text:p text:style-name="P128"/>
      <text:p text:style-name="P127">shell command</text:p>
      <text:p text:style-name="P129"/>
      <text:p text:style-name="P129">Comando shell asociado que creó el trabajo.</text:p>
      <text:p text:style-name="P73"/>
      <text:p text:style-name="P73"/>
      <text:p text:style-name="P110">Opciones</text:p>
      <text:p text:style-name="P73"/>
      <text:p text:style-name="P74">Se puede ejecutar el comando <text:span text:style-name="T49">jobs</text:span> con las siguientes opciones:</text:p>
      <text:p text:style-name="P74"/>
      <text:p text:style-name="P129"><text:span text:style-name="T49">-l</text:span>: <text:span text:style-name="T53">muestra el id del grupo de procesos de un trabajo.</text:span></text:p>
      <text:p text:style-name="P129"><text:span text:style-name="T49">-p</text:span><text:span text:style-name="T53">: muestra el id de todos los procesos.</text:span></text:p>
      <text:p text:style-name="P74"/>
      <text:p text:style-name="P74"/>
      <text:p text:style-name="P111">Ejercicios</text:p>
      <text:p text:style-name="P75"/>
      <text:p text:style-name="P79"><text:span text:style-name="T55">1. Inicia procesos en segundo plano. Para procesos con la combinación </text:span><text:span text:style-name="T56">Ctrl+Z.</text:span><text:span text:style-name="T55"> Inicia procesos en primer plano y usa </text:span><text:span text:style-name="T50">bg</text:span><text:span text:style-name="T55"> para llevarlos al segundo plano. Ejecuta el comando </text:span><text:span text:style-name="T50">jobs</text:span><text:span text:style-name="T55"> y comprueba la salida. </text:span></text:p>
      <text:p text:style-name="P124">date</text:p>
      <text:p text:style-name="P26"/>
      <text:p text:style-name="P82">Este comando muestra la fecha y hora actual del sistema. Se puede usar este comando con varias opciones.</text:p>
      <text:p text:style-name="P82"/>
      <text:p text:style-name="P101">Opciones</text:p>
      <text:p text:style-name="P82"/>
      <text:p text:style-name="P131"><text:span text:style-name="T50">-c</text:span>: muestra fecha y hora actual del sistema usando CUT como nombre de la zona horaria.</text:p>
      <text:p text:style-name="P131"><text:span text:style-name="T50">-u</text:span>: muestra fecha y hora actual del sistema usando GMT como nombre de la zona horaria.</text:p>
      <text:p text:style-name="P131"><text:span text:style-name="T50">-s</text:span><text:span text:style-name="T73">: modificar la fecha y hora del sistema.</text:span></text:p>
      <text:p text:style-name="P82"/>
      <text:p text:style-name="P82">Si queremos modificar la forma de mostrar la hora y fecha actual podemos realizarlo de la siguiente manera. Inmediatamente después del comando <text:span text:style-name="T50">date</text:span> y entre comillas simples podremos indicar qué formato queremos. Empezando con un + y con las siguientes opciones:</text:p>
      <text:p text:style-name="P81"/>
      <text:p text:style-name="P136">%A</text:p>
      <text:p text:style-name="P130">Nombre completo del día de la semana.</text:p>
      <text:p text:style-name="P136">%a</text:p>
      <text:p text:style-name="P130">Nombre abreviado del día de la semana.</text:p>
      <text:p text:style-name="P136">%B</text:p>
      <text:p text:style-name="P130">Nombre completo del mes.</text:p>
      <text:p text:style-name="P136">%b</text:p>
      <text:p text:style-name="P130">Nombre abreviado del mes.</text:p>
      <text:p text:style-name="P136">%C</text:p>
      <text:p text:style-name="P130">Los dos primeros dígitos del año.</text:p>
      <text:p text:style-name="P136">%c</text:p>
      <text:p text:style-name="P130">Representación local de fecha y hora.</text:p>
      <text:p text:style-name="P136">%D</text:p>
      <text:p text:style-name="P130">La fecha en formato mm/dd/yy.</text:p>
      <text:p text:style-name="P136">%d</text:p>
      <text:p text:style-name="P130">Días de la semana en número.</text:p>
      <text:p text:style-name="P136">%e</text:p>
      <text:p text:style-name="P130">El día del mes en dos caracteres.</text:p>
      <text:p text:style-name="P136">%H</text:p>
      <text:p text:style-name="P132">La hora en dos dígitos.</text:p>
      <text:p text:style-name="P136">%h</text:p>
      <text:p text:style-name="P132">Lo mismo que %b.</text:p>
      <text:p text:style-name="P136">%I</text:p>
      <text:p text:style-name="P132">La hora en módulo 12.</text:p>
      <text:p text:style-name="P136">%j</text:p>
      <text:p text:style-name="P132">Día número con respecto al año (001-366).</text:p>
      <text:p text:style-name="P136">%M</text:p>
      <text:p text:style-name="P132">Los minutos en dígitos.</text:p>
      <text:p text:style-name="P136">%m</text:p>
      <text:p text:style-name="P132">El mes en número.</text:p>
      <text:p text:style-name="P136">%n</text:p>
      <text:p text:style-name="P132">Salto de línea.</text:p>
      <text:p text:style-name="P136">%p</text:p>
      <text:p text:style-name="P132">La equivalencia local a am y pm.</text:p>
      <text:p text:style-name="P136">%r</text:p>
      <text:p text:style-name="P132">La hora en anotación am-pm.</text:p>
      <text:p text:style-name="P136">%S</text:p>
      <text:p text:style-name="P132">Los segundos en número.</text:p>
      <text:p text:style-name="P136">%T</text:p>
      <text:p text:style-name="P132">Mostrar la hora.</text:p>
      <text:p text:style-name="P136">%t</text:p>
      <text:p text:style-name="P132">Tabulación.</text:p>
      <text:p text:style-name="P136">%U</text:p>
      <text:p text:style-name="P132">El número de la semana con respecto al año. Siendo domingo el primer día de la semana.</text:p>
      <text:p text:style-name="P136">%W</text:p>
      <text:p text:style-name="P132">El número de la semana con respecto al año. Siendo lunes el primer día de la semana.</text:p>
      <text:p text:style-name="P136"><text:soft-page-break/>%w</text:p>
      <text:p text:style-name="P132">Día de la semana en número.</text:p>
      <text:p text:style-name="P136">%Y</text:p>
      <text:p text:style-name="P132">Mostrar el año.</text:p>
      <text:p text:style-name="P136">%y</text:p>
      <text:p text:style-name="P132">El año en dos dígitos.</text:p>
      <text:p text:style-name="P136">%Z</text:p>
      <text:p text:style-name="P132">El nombre de la zona horaria.</text:p>
      <text:p text:style-name="P132"/>
      <text:p text:style-name="P132"/>
      <text:p text:style-name="P139">Ejercicios</text:p>
      <text:p text:style-name="P137"/>
      <text:p text:style-name="P138"><text:span text:style-name="T59">1. Muestra la hora y fecha del sistema con el comando </text:span><text:span text:style-name="T50">date</text:span><text:span text:style-name="T60">. Muestra la misma información usando las opciones disponibles.</text:span></text:p>
      <text:p text:style-name="P124">exec</text:p>
      <text:p text:style-name="P26"/>
      <text:p text:style-name="P90">Este comando se ejecuta con el argumento <text:span text:style-name="T50">línea_comando</text:span> que especifica una línea de comando para otro comando. <text:span text:style-name="T50">exec</text:span> ejecuta este comando sin necesidad de crear un nuevo proceso. Esto es, ejecutar un programa reemplazando la shell actual con el programa, es decir, se le asigna el PID de la shell al programa.</text:p>
      <text:p text:style-name="P90"/>
      <text:p text:style-name="P90">Si no se especifica el programa, <text:span text:style-name="T50">exec</text:span> puede tener la función de redireccionar la entrada y/o salida, usando <text:span text:style-name="T50">&gt;</text:span> o <text:span text:style-name="T50">&lt;</text:span> según convenga. <text:s/></text:p>
      <text:p text:style-name="P36"/>
      <text:p text:style-name="P42"><text:span text:style-name="T8">pedrotallon@BadaBing:/home &gt; </text:span><text:span text:style-name="T12">exec &gt; /tmp/salida</text:span></text:p>
      <text:p text:style-name="P42"><text:span text:style-name="T8">pedrotallon@BadaBing:/home &gt; </text:span><text:span text:style-name="T12">exec &lt; /tmp/entrada</text:span></text:p>
      <text:p text:style-name="P148"/>
      <text:p text:style-name="P148"/>
      <text:p text:style-name="P148"/>
      <text:p text:style-name="P150">Ejercicios</text:p>
      <text:p text:style-name="P149"/>
      <text:p text:style-name="P100"><text:span text:style-name="T16">1. Ejecuta un </text:span><text:span text:style-name="T15">sleep 5</text:span><text:span text:style-name="T16"> con </text:span><text:span text:style-name="T15">exec</text:span><text:span text:style-name="T16">. Averigua el PID de esta ejecución. Averigua el PID de la shell. Podemos saber el PID de la shell ejecutado </text:span><text:span text:style-name="T15">echo $$</text:span><text:span text:style-name="T16">. </text:span></text:p>
      <text:p text:style-name="P121">hash</text:p>
      <text:p text:style-name="P26"/>
      <text:p text:style-name="P91">El comando <text:span text:style-name="T14">hash</text:span> nos permite ver como la shell actual ha almacenado los comandos en su tabla hash y el número de veces que ha sido utilizado. También podemos realizar otras acciones dependiendo de las opciones existentes.</text:p>
      <text:p text:style-name="P91"/>
      <text:p text:style-name="P107">Opciones</text:p>
      <text:p text:style-name="P92"/>
      <text:p text:style-name="P92">Alguna de las opciones son:</text:p>
      <text:p text:style-name="P92"/>
      <text:p text:style-name="P92"><text:span text:style-name="T14">-p</text:span>: PATHNAME se utiliza como el nombre de ruta completo de "NAME", y no se lleva a cabo ningún tipo de búsqueda.</text:p>
      <text:p text:style-name="P92"><text:span text:style-name="T14">-r</text:span>: elimina la tabla por completo.</text:p>
      <text:p text:style-name="P92"><text:span text:style-name="T14">-d</text:span>: realiza lo mismo que la opción -r pero de cada NAME.</text:p>
      <text:p text:style-name="P92"><text:span text:style-name="T14">-l</text:span>: muestra la salida para que pueda ser reutilizada.</text:p>
      <text:p text:style-name="P22"/>
      <text:p text:style-name="P37"/>
      <text:p text:style-name="P124">help</text:p>
      <text:p text:style-name="P26"/>
      <text:p text:style-name="P80"><text:span text:style-name="T28">Al igual que otros comandos como </text:span><text:span text:style-name="T50">man</text:span><text:span text:style-name="T28">, </text:span><text:span text:style-name="T50">info</text:span><text:span text:style-name="T28">, </text:span><text:span text:style-name="T50">whatis</text:span><text:span text:style-name="T28"> y </text:span><text:span text:style-name="T50">apropos</text:span><text:span text:style-name="T28">, proporciona información sobre otros comandos. En bash, el comando </text:span><text:span text:style-name="T50">help</text:span><text:span text:style-name="T28"> nos describe en mayor detalle los comandos internos de la shell acompañando a </text:span><text:span text:style-name="T50">help</text:span><text:span text:style-name="T28"> el nombre del comando del que queremos informarnos. </text:span></text:p>
      <text:p text:style-name="P80"/>
      <text:list xml:id="list7439090946874731323" text:style-name="L15">
        <text:list-item>
          <text:p text:style-name="P158">Muchos comandos externos soportan la opción <text:span text:style-name="T50">--help</text:span>. Que haría las funciones de <text:span text:style-name="T50">help</text:span> de los comandos internos.</text:p>
        </text:list-item>
      </text:list>
      <text:p text:style-name="P26"/>
      <text:p text:style-name="P84">En el caso de que no se especifique un comando, se mostrará una lista de comandos internos.</text:p>
      <text:p text:style-name="P84"/>
      <text:p text:style-name="P102">Opciones</text:p>
      <text:p text:style-name="P84"/>
      <text:p text:style-name="P135"><text:span text:style-name="T50">-s</text:span>: muestra una información resumida del comando del que deseamos informarnos.</text:p>
      <text:p text:style-name="P22"/>
      <text:p text:style-name="P28"/>
      <text:p text:style-name="P104">Ejercicios</text:p>
      <text:p text:style-name="P86"/>
      <text:p text:style-name="P86">1. <text:s/>¿El comando <text:span text:style-name="T50">help</text:span> nos muestra información de todos los comandos indistintamente?</text:p>
      <text:p text:style-name="P86">2. ¿Cómo podemos mostrar información resumida del comando <text:span text:style-name="T50">cd</text:span>?</text:p>
      <text:p text:style-name="P124">history</text:p>
      <text:p text:style-name="P78"/>
      <text:p text:style-name="P83">Muestra en pantalla una lista de los comandos usados por el usuario. Esta lista se encuentra enumerada. Aquellas que se encuentren listadas con un * <text:span text:style-name="T62">fueron modificadas.</text:span></text:p>
      <text:p text:style-name="P83"/>
      <text:p text:style-name="P103">Opciones</text:p>
      <text:p text:style-name="P133"/>
      <text:p text:style-name="P133">N: mostrar sólo las N últimas líneas.</text:p>
      <text:p text:style-name="P133"><text:span text:style-name="T50">-c</text:span>: borrará la lista de comandos que se mostrarán al ejecutar history.</text:p>
      <text:p text:style-name="P133"><text:span text:style-name="T50">-d</text:span>: elimina la entrada de history en el offset. </text:p>
      <text:p text:style-name="P133"><text:span text:style-name="T50">-w</text:span>: escribe el histórico de comandos actual en el fichero histórico.</text:p>
      <text:p text:style-name="P133"><text:span text:style-name="T50">-r</text:span>: leer y escribir el contenido de la lista histórica de comandos.</text:p>
      <text:p text:style-name="P133"><text:span text:style-name="T50">-a</text:span>: añadir las líneas del histórico de comandos de la sesión al fichero histórico.</text:p>
      <text:p text:style-name="P133"><text:span text:style-name="T50">-n</text:span>: leer aquellas líneas no leídas todavía del histórico de comandos.</text:p>
      <text:p text:style-name="P134"/>
      <text:p text:style-name="P33"/>
      <text:p text:style-name="P33"/>
      <text:p text:style-name="P28"/>
      <text:p text:style-name="P104">Ejercicios</text:p>
      <text:p text:style-name="P86"/>
      <text:p text:style-name="P86">1. Muestra las 5 últimas líneas de tu histórico de comandos. </text:p>
      <text:p text:style-name="P124">kill</text:p>
      <text:p text:style-name="P26"/>
      <text:p text:style-name="P77">Con <text:span text:style-name="T49">kill</text:span> conseguimos enviar señales a un proceso. Es necesario saber el PID del proceso al que queremos enviar una señal para poder hacerlo. La sintaxis de este comando es <text:span text:style-name="T49">kill señal PID</text:span>.</text:p>
      <text:p text:style-name="P76"/>
      <text:p text:style-name="P112">Tipos de señal</text:p>
      <text:p text:style-name="P76"/>
      <text:list xml:id="list6953513256827925525" text:style-name="L16">
        <text:list-item>
          <text:p text:style-name="P165"><text:span text:style-name="T67">SIGHUP</text:span><text:span text:style-name="T24"> (1):</text:span><text:span text:style-name="T1"> </text:span><text:span text:style-name="T25">C</text:span><text:span text:style-name="T1">uelgue del terminal o muerte del proceso controlador.</text:span></text:p>
        </text:list-item>
        <text:list-item>
          <text:p text:style-name="P165"><text:span text:style-name="T67">SIGTERM</text:span><text:span text:style-name="T24"> (15):</text:span><text:span text:style-name="T1"> </text:span><text:span text:style-name="T25">M</text:span><text:span text:style-name="T1">ata el proceso permitiéndole terminar correctamente.</text:span></text:p>
        </text:list-item>
        <text:list-item>
          <text:p text:style-name="P164"><text:span text:style-name="T67">SIGKILL</text:span><text:span text:style-name="T24"> (9):</text:span><text:span text:style-name="T1"> </text:span><text:span text:style-name="T25">M</text:span><text:span text:style-name="T1">ata el proceso sin permitirle terminar.</text:span></text:p>
        </text:list-item>
        <text:list-item>
          <text:p text:style-name="P164"><text:span text:style-name="T67">SIGSTOP</text:span><text:span text:style-name="T24"> (19): </text:span><text:span text:style-name="T26">P</text:span><text:span text:style-name="T1">ara el proceso.</text:span></text:p>
        </text:list-item>
        <text:list-item>
          <text:p text:style-name="P164"><text:span text:style-name="T67">SIGCONT</text:span><text:span text:style-name="T24"> (18): </text:span><text:span text:style-name="T26">C</text:span><text:span text:style-name="T1">ontinúa si parado.</text:span></text:p>
        </text:list-item>
        <text:list-item>
          <text:p text:style-name="P164"><text:span text:style-name="T67">SIGINT</text:span><text:span text:style-name="T24"> (2): </text:span><text:span text:style-name="T26">I</text:span><text:span text:style-name="T1">nterrupción de teclado (Ctrl</text:span><text:span text:style-name="T25">+</text:span><text:span text:style-name="T1">C).</text:span></text:p>
        </text:list-item>
        <text:list-item>
          <text:p text:style-name="P164"><text:span text:style-name="T67">SIGTSTP</text:span><text:span text:style-name="T24"> (20):</text:span><text:span text:style-name="T1"> </text:span><text:span text:style-name="T25">S</text:span><text:span text:style-name="T1">top de teclado (Ctrl</text:span><text:span text:style-name="T25">+</text:span><text:span text:style-name="T1">Z).</text:span></text:p>
        </text:list-item>
        <text:list-item>
          <text:p text:style-name="P164"><text:span text:style-name="T67">SIGQUIT</text:span><text:span text:style-name="T24"> (3): </text:span><text:span text:style-name="T26">S</text:span><text:span text:style-name="T1">alida de teclado (Ctrl</text:span><text:span text:style-name="T25">+</text:span><text:span text:style-name="T1">\).</text:span></text:p>
        </text:list-item>
      </text:list>
      <text:p text:style-name="P76"/>
      <text:p text:style-name="P76">La señal <text:span text:style-name="T57">SIGTERM</text:span> se envía por defecto. </text:p>
      <text:p text:style-name="P76"/>
      <text:p text:style-name="P112">Opciones</text:p>
      <text:p text:style-name="P76"/>
      <text:p text:style-name="P76"><text:span text:style-name="T49">-l</text:span>: Nos muestra los distintos tipos de señales.</text:p>
      <text:p text:style-name="P76"/>
      <text:p text:style-name="P76"/>
      <text:p text:style-name="P76"/>
      <text:p text:style-name="P162"/>
      <text:p text:style-name="P163">FALTAAAAAAAAAAAAAA</text:p>
      <text:p text:style-name="P126"><text:span text:style-name="T35">set</text:span>,<text:span text:style-name="T63"> </text:span><text:span text:style-name="T36">unset</text:span><text:span text:style-name="T63"> y </text:span><text:span text:style-name="T36">env</text:span></text:p>
      <text:p text:style-name="P26"/>
      <text:p text:style-name="P85">Las variables de la shell tienen dos principales usos, para el control del entorno o para la programación shell. Por otro lado, las variables pueden ser de dos tipos: </text:p>
      <text:p text:style-name="P85"/>
      <text:list xml:id="list3209686315947756068" text:style-name="L17">
        <text:list-item>
          <text:p text:style-name="P159"><text:span text:style-name="T65">V</text:span><text:span text:style-name="T64">ariables locales</text:span>: aquellas que sólo son visibles desde la shell actual.</text:p>
        </text:list-item>
        <text:list-item>
          <text:p text:style-name="P159"><text:span text:style-name="T65">V</text:span><text:span text:style-name="T64">ariables globales</text:span>: o de entorno, son aquellas visibles en todas las shells.</text:p>
        </text:list-item>
      </text:list>
      <text:p text:style-name="P85"/>
      <text:p text:style-name="P87">Las variables deben comenzar por una letra o una <text:span text:style-name="T51">_</text:span>, seguido de más números, letras y/o <text:span text:style-name="T51">_</text:span>. No puede haber espacios en blanco. </text:p>
      <text:p text:style-name="P87"/>
      <text:p text:style-name="P87">Para asignar un valor a una variable debemos escribir: <text:span text:style-name="T66">nombre_variable=valor</text:span>. <text:span text:style-name="T71">Como por ejemplo:</text:span></text:p>
      <text:p text:style-name="P87"/>
      <text:p text:style-name="P45"><text:span text:style-name="T8">pedrotallon@BadaBing:/home &gt; </text:span><text:span text:style-name="T11">variable1=150</text:span></text:p>
      <text:p text:style-name="P45"><text:span text:style-name="T9">pedrotallon@BadaBing:/home &gt; </text:span><text:span text:style-name="T11">variable2=”Pepe Pota”</text:span></text:p>
      <text:p text:style-name="P85"/>
      <text:p text:style-name="P87">Por otro lado, para acceder al valor de estas variables creadas debemos preceder del nombre de la variable un <text:span text:style-name="T51">$</text:span>: $nombre_variable. <text:span text:style-name="T71">Un ejemplo sería:</text:span></text:p>
      <text:p text:style-name="P87"/>
      <text:p text:style-name="P45"><text:span text:style-name="T8">pedrotallon@BadaBing:/home &gt; </text:span><text:span text:style-name="T11">echo $variable1</text:span></text:p>
      <text:p text:style-name="P47"><text:span text:style-name="T11">1</text:span><text:span text:style-name="T10">50</text:span></text:p>
      <text:p text:style-name="P85"/>
      <text:p text:style-name="P85">Gracias al comando <text:span text:style-name="T13">set</text:span> podemos ver las variables definidas en nuestra shell, <text:span text:style-name="T70">ordenadas por nombre, bajo el siguiente formato:</text:span></text:p>
      <text:p text:style-name="P88"/>
      <text:p text:style-name="P14">variable=”value”</text:p>
      <text:p text:style-name="P88"/>
      <text:p text:style-name="P105">Opciones</text:p>
      <text:p text:style-name="P85"/>
      <text:p text:style-name="P89">Algunas de las opciones de este comando son:</text:p>
      <text:p text:style-name="P85"/>
      <text:p text:style-name="P16"><text:span text:style-name="T37">–a</text:span><text:span text:style-name="T68">: Setea todas las variables definidas para la exportación.</text:span></text:p>
      <text:p text:style-name="P16"><text:span text:style-name="T37">–b</text:span><text:span text:style-name="T68">: Notifica cuando un trabajo en segundo plano acabo de ejecutarse.</text:span></text:p>
      <text:p text:style-name="P16"><text:span text:style-name="T37">–C</text:span><text:span text:style-name="T68">: Evita redireccionar la salida a un archivo existente. Para que esto ocurra hay que utilizar el operador &gt;| para forzar la sobrescritura.</text:span></text:p>
      <text:p text:style-name="P16"><text:span text:style-name="T37">–e</text:span><text:span text:style-name="T68">: Le dice a una shell no interactiva para ejecutar la tempra ERR y después salir.</text:span></text:p>
      <text:p text:style-name="P16"><text:span text:style-name="T37">–f</text:span><text:span text:style-name="T68">: Deshabilita la generación de un nombre de archivo.</text:span></text:p>
      <text:p text:style-name="P16"><text:span text:style-name="T37">–h</text:span><text:span text:style-name="T68">: Hace que todos los comandos use alias.</text:span></text:p>
      <text:p text:style-name="P16"><text:span text:style-name="T37">–i</text:span><text:span text:style-name="T68">: Hace la shell interactiva.</text:span></text:p>
      <text:p text:style-name="P16"><text:span text:style-name="T37">–k</text:span><text:span text:style-name="T69">: Permite asignación de paramentros en cualquier lugar de la línea de comandos y sigue incluyéndolos en el entorno del comando.</text:span></text:p>
      <text:p text:style-name="P16"><text:span text:style-name="T37">–L</text:span><text:span text:style-name="T69">: Hace de la shell una shell de login</text:span><text:span text:style-name="T68">. </text:span></text:p>
      <text:p text:style-name="P16"><text:span text:style-name="T37">–m</text:span><text:span text:style-name="T69">: Ejecutar cada trabajo en segundo plano en grupos de procesos separadas y avisar cuando terminen.</text:span></text:p>
      <text:p text:style-name="P16"><text:span text:style-name="T37">–n</text:span><text:span text:style-name="T69">: Decir a una shell no interactiva que lea los comandos pero que no los lea.</text:span></text:p>
      <text:p text:style-name="P16"><text:span text:style-name="T37">–p</text:span><text:span text:style-name="T69">: Resetea el PATH al valor por defecto, desahibilita el proceso de </text:span><text:span text:style-name="T68">$HOME/.profile, </text:span><text:span text:style-name="T69">e ignora el valor de la variable ENV.</text:span></text:p>
      <text:p text:style-name="P16"><text:span text:style-name="T37">–s</text:span><text:span text:style-name="T69">: Ordenador los parámetros posicionales.</text:span></text:p>
      <text:p text:style-name="P16"><text:span text:style-name="T37">–t</text:span><text:span text:style-name="T69">: Salir después de leer y ejecutar el comando.</text:span></text:p>
      <text:p text:style-name="P89"/>
      <text:p text:style-name="P89"/>
      <text:p text:style-name="P89">Con el comando <text:span text:style-name="T13">unset</text:span> eliminamos el valor y los atributos de la variable dada.</text:p>
      <text:p text:style-name="P89"/>
      <text:p text:style-name="P106">Opciones</text:p>
      <text:p text:style-name="P89"/>
      <text:p text:style-name="P89"><text:span text:style-name="T13">-f</text:span>: Borra el valor y los atributos de la función mencionada. </text:p>
      <text:p text:style-name="P89"><text:span text:style-name="T13">-v</text:span>: Es equivalente a llamar <text:span text:style-name="T13">unset</text:span> sin opciones.</text:p>
      <text:p text:style-name="P89"/>
      <text:p text:style-name="P89"/>
      <text:p text:style-name="P89">El comando <text:span text:style-name="T13">env</text:span> es usado para mostrar una lista de las variables de entorno, también nos permite <text:soft-page-break/>ejecutar otro programa con las variables de entorno modificadas sin necesidad de modificar las variables de entorno del equipo. Gracias al comando <text:span text:style-name="T13">env</text:span> podemos añadir y eliminar variables, además tenemos la capacidad de modificar el valor de las variables actuales.</text:p>
      <text:p text:style-name="P89"/>
      <text:p text:style-name="P89"/>
      <text:p text:style-name="P106">Opciones</text:p>
      <text:p text:style-name="P89"/>
      <text:p text:style-name="P89"><text:span text:style-name="T13">-i</text:span>: Especifica que el entorno heredado por <text:span text:style-name="T13">env</text:span> no podrá utilizarse.</text:p>
      <text:p text:style-name="P89"><text:span text:style-name="T13">-</text:span>: Especifica que el entorno heredado por <text:span text:style-name="T13">env</text:span> no podrá utilizarse.</text:p>
      <text:p text:style-name="P89"/>
      <text:p text:style-name="P89"/>
      <text:p text:style-name="P15">export</text:p>
      <text:p text:style-name="P35"/>
      <text:p text:style-name="P60">Con este comando conseguimos que con cada variable la shell la haga automáticamente disponible al entorno de todos los comandos ejecutados en esa shell. Las variables exportadas se encuentran disponibles así al entorno de todos los comandos ejecutados posteriormente. Ejecutar el comando <text:span text:style-name="T13">export</text:span> sin ninguna opción lista todas las variables exportadas.</text:p>
      <text:p text:style-name="P60"/>
      <text:p text:style-name="P65">Opciones</text:p>
      <text:p text:style-name="P60"/>
      <text:p text:style-name="P60"><text:span text:style-name="T13">-p</text:span>: Lista todas las variables exportadas en el formato necesario para ser reintroducidas en la línea de comandos.</text:p>
      <text:p text:style-name="P60"/>
      <text:p text:style-name="P60"/>
      <text:p text:style-name="P60"/>
      <text:p text:style-name="P65">Ejercicios</text:p>
      <text:p text:style-name="P60"/>
      <text:p text:style-name="P60">1. Ejecuta la siguiente sucesión de comandos y completa las salidas.</text:p>
      <text:p text:style-name="P60"/>
      <text:p text:style-name="P114"><text:span text:style-name="T21">pedrotallon@BadaBing:/home &gt; </text:span><text:span text:style-name="T18">foo=bar</text:span></text:p>
      <text:p text:style-name="P114"><text:span text:style-name="T23">pedrotallon@BadaBing:/home &gt; </text:span><text:span text:style-name="T18">bash</text:span></text:p>
      <text:p text:style-name="P114"><text:span text:style-name="T22">bash-3.2$ </text:span><text:span text:style-name="T18">echo $foo</text:span></text:p>
      <text:p text:style-name="P147">_____</text:p>
      <text:p text:style-name="P114"><text:span text:style-name="T21">pedrotallon@BadaBing:/home &gt; </text:span><text:span text:style-name="T18">export foo</text:span></text:p>
      <text:p text:style-name="P114"><text:span text:style-name="T23">pedrotallon@BadaBing:/home &gt; </text:span><text:span text:style-name="T18">bash</text:span></text:p>
      <text:p text:style-name="P114"><text:span text:style-name="T22">bash-3.2$ </text:span><text:span text:style-name="T18">echo $foo</text:span></text:p>
      <text:p text:style-name="P147">_____</text:p>
      <text:p text:style-name="P114"><text:span text:style-name="T22">bash-3.2$ </text:span><text:span text:style-name="T18">foo=zzz</text:span></text:p>
      <text:p text:style-name="P114"><text:span text:style-name="T22">bash-3.2$ </text:span><text:span text:style-name="T18">echo $foo</text:span></text:p>
      <text:p text:style-name="P147">_____</text:p>
      <text:p text:style-name="P114"><text:span text:style-name="T22">bash-3.2$ </text:span><text:span text:style-name="T18">exit</text:span></text:p>
      <text:p text:style-name="P114"><text:span text:style-name="T23">pedrotallon@BadaBing:/home &gt; </text:span><text:span text:style-name="T18">echo $foo</text:span></text:p>
      <text:p text:style-name="P147">_____</text:p>
      <text:p text:style-name="P145"/>
      <text:p text:style-name="P122">type</text:p>
      <text:p text:style-name="P26"/>
      <text:p text:style-name="P85">Comando interno de la shell que nos permite identificar la naturaleza de un comando. Mostrándonos si es un comando externo o interno. Se encarga de identificar también palabras reservadas de la shell, <text:span text:style-name="T41">aliases</text:span>, funciones... </text:p>
      <text:p text:style-name="P26"/>
      <text:p text:style-name="P26"/>
      <text:p text:style-name="P104">Ejercicios</text:p>
      <text:p text:style-name="P86"/>
      <text:p text:style-name="P86">1. ¿Qué comando se usa para saber si otro comando es interno o externo?</text:p>
      <text:p text:style-name="P86">2. ¿Este comando es interno o externo?</text:p>
      <text:p text:style-name="P122"><text:span text:style-name="T72">x</text:span>clock</text:p>
      <text:p text:style-name="P26"/>
      <text:p text:style-name="P94">El comando <text:span text:style-name="T47">xclock</text:span> nos permite conseguir la hora del reloj de nuestro sistema, una vez conseguida la muestra por pantalla y la actualiza mostrar un reloj digital o analógico. </text:p>
      <text:p text:style-name="P78"/>
      <text:p text:style-name="P109">Opciones</text:p>
      <text:p text:style-name="P94"/>
      <text:p text:style-name="P94"><text:span text:style-name="T47">-analog</text:span>: muestra un reloj analógico.</text:p>
      <text:p text:style-name="P94"><text:span text:style-name="T47">-digital</text:span>: muestra un reloj digital.</text:p>
      <text:p text:style-name="P94"><text:span text:style-name="T47">-chime</text:span>: emite un sonido en las horas puntas y medias horas.</text:p>
      <text:p text:style-name="P94"><text:span text:style-name="T47">-hd color</text:span>: nos permite modificar el color del reloj.</text:p>
      <text:p text:style-name="P94"><text:span text:style-name="T47">-help</text:span>: nos muestra las opciones del comando.</text:p>
      <text:p text:style-name="P94"><text:span text:style-name="T47">-hl color</text:span>: nos permite modificar el color del reloj.</text:p>
      <text:p text:style-name="P94"><text:span text:style-name="T47">-padding número</text:span>: modificar el espaciado entre la ventana y el reloj.</text:p>
      <text:p text:style-name="P94"><text:span text:style-name="T47">-update segundos</text:span>: indica cada cuantos segundos se actualizará el reloj.</text:p>
      <text:p text:style-name="P38"/>
      <text:p text:style-name="P95"/>
      <text:p text:style-name="P108">Ejercicios</text:p>
      <text:p text:style-name="P96"/>
      <text:p text:style-name="P96">1. Muestra un reloj analógico que se actualice cada 10 segundos. Ahora que sea digital y se actualice cada 5 segundos y emita un sonido a la hora punta.</text:p>
      <text:p text:style-name="P119"/>
      <text:p text:style-name="P1">Bibliografía</text:p>
      <text:p text:style-name="P7"/>
      <text:p text:style-name="P7">Tema 3 - Quién le teme a la Shell. Rafael Rodríguez Gaioso. CTI Tegnix S.L. Vigo.</text:p>
      <text:p text:style-name="P7">Linux Essentials - The LPI Introductory Programme</text:p>
      <text:p text:style-name="P9">http://es.wikipedia.org/wiki/Comando_(inform%C3%A1tica)</text:p>
      <text:p text:style-name="P9">http://wiki.lpi.org/wiki/LPIC-1#Topic_103:_GNU_and_Unix_Commands</text:p>
      <text:p text:style-name="P9">http://www.thegeekstuff.com/</text:p>
      <text:p text:style-name="P9">http://es.wikipedia.org/wiki/Terminal_(inform%C3%A1tica)</text:p>
      <text:p text:style-name="P9">http://superuser.com/questions/144666/what-is-the-difference-between-shell-console-and-terminal</text:p>
      <text:p text:style-name="P116"><text:a xlink:type="simple" xlink:href="http://www.howtoguides.com/computers/os/unix/shell/index.mobile.html">http://www.howtoguides.com/computers/os/unix/shell/index.mobile.html</text:a></text:p>
      <text:p text:style-name="P117"><text:a xlink:type="simple" xlink:href="http://en.wikipedia.org/wiki/C_shell">http://en.wikipedia.org/wiki/C_shell</text:a></text:p>
      <text:p text:style-name="P118"><text:a xlink:type="simple" xlink:href="http://en.wikipedia.org/wiki/Tcsh">http://en.wikipedia.org/wiki/Tcsh</text:a></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mily-generic="roman"/>
    <style:font-face style:name="Consolas-Bold" svg:font-family="Consolas-Bold" style:font-family-generic="roman"/>
    <style:font-face style:name="Helvetica1" svg:font-family="Helvetica" style:font-family-generic="roman"/>
    <style:font-face style:name="Helvetica-Bold" svg:font-family="Helvetica-Bold" style:font-family-generic="roman"/>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Consolas1" svg:font-family="Consolas" style:font-family-generic="swiss" style:font-pitch="variable"/>
    <style:font-face style:name="Consolas2" svg:font-family="Consolas" style:font-adornments="Bold"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18:23:05.993440000</meta:creation-date>
    <dc:date>2014-05-07T17:59:29.175344000</dc:date>
    <meta:editing-duration>PT2H38M47S</meta:editing-duration>
    <meta:editing-cycles>16</meta:editing-cycles>
    <meta:generator>LibreOffice/4.2.3.3$MacOSX_X86_64 LibreOffice_project/882f8a0a489bc99a9e60c7905a60226254cb6ff0</meta:generator>
    <meta:document-statistic meta:table-count="2" meta:image-count="0" meta:object-count="0" meta:page-count="21" meta:paragraph-count="307" meta:word-count="3521" meta:character-count="21421" meta:non-whitespace-character-count="18173"/>
  </office:meta>
</office:document-meta>
</file>